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228in"/>
    </style:style>
    <style:style style:name="co4" style:family="table-column">
      <style:table-column-properties fo:break-before="auto" style:column-width="2.0799in"/>
    </style:style>
    <style:style style:name="co5" style:family="table-column">
      <style:table-column-properties fo:break-before="auto" style:column-width="2.3154in"/>
    </style:style>
    <style:style style:name="co6" style:family="table-column">
      <style:table-column-properties fo:break-before="auto" style:column-width="2.1118in"/>
    </style:style>
    <style:style style:name="co7" style:family="table-column">
      <style:table-column-properties fo:break-before="auto" style:column-width="2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1.0031in" svg:y="0.9598in">
            <draw:object draw:notify-on-update-of-ranges="Sheet1.A5:Sheet1.A5 Sheet1.G5:Sheet1.G5 Sheet1.H5:Sheet1.H5 Sheet1.H5:Sheet1.H5 Sheet1.A6:Sheet1.A6 Sheet1.G6:Sheet1.G6 Sheet1.A7:Sheet1.A7 Sheet1.G7:Sheet1.G7 Sheet1.G8:Sheet1.G8 Sheet1.G9:Sheet1.G9 Sheet1.G10:Sheet1.G10 Sheet1.G11:Sheet1.G11 Sheet1.G12:Sheet1.G12 Sheet1.G13:Sheet1.G13 Sheet1.G13:Sheet1.G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deoptimize_2_types.m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me – 100k iterations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office:value-type="string" calcext:value-type="string">
            <text:p>Interpreter only</text:p>
          </table:table-cell>
          <table:table-cell office:value-type="float" office:value="1.0266" calcext:value-type="float">
            <text:p>1.0266</text:p>
          </table:table-cell>
          <table:table-cell office:value-type="float" office:value="1.04617" calcext:value-type="float">
            <text:p>1.04617</text:p>
          </table:table-cell>
          <table:table-cell office:value-type="float" office:value="1.05131" calcext:value-type="float">
            <text:p>1.05131</text:p>
          </table:table-cell>
          <table:table-cell office:value-type="float" office:value="1.0563" calcext:value-type="float">
            <text:p>1.0563</text:p>
          </table:table-cell>
          <table:table-cell office:value-type="float" office:value="1.05973" calcext:value-type="float">
            <text:p>1.05973</text:p>
          </table:table-cell>
          <table:table-cell table:formula="of:=AVERAGE([.B5:.F5])" office:value-type="float" office:value="1.048022" calcext:value-type="float">
            <text:p>1.048022</text:p>
          </table:table-cell>
          <table:table-cell table:formula="of:=STDEV([.B5:.F5])" office:value-type="float" office:value="0.0130263720966354" calcext:value-type="float">
            <text:p>0.0130263721</text:p>
          </table:table-cell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office:value-type="float" office:value="0.515362" calcext:value-type="float">
            <text:p>0.515362</text:p>
          </table:table-cell>
          <table:table-cell office:value-type="float" office:value="0.516192" calcext:value-type="float">
            <text:p>0.516192</text:p>
          </table:table-cell>
          <table:table-cell office:value-type="float" office:value="0.516847" calcext:value-type="float">
            <text:p>0.516847</text:p>
          </table:table-cell>
          <table:table-cell office:value-type="float" office:value="0.515701" calcext:value-type="float">
            <text:p>0.515701</text:p>
          </table:table-cell>
          <table:table-cell office:value-type="float" office:value="0.525799" calcext:value-type="float">
            <text:p>0.525799</text:p>
          </table:table-cell>
          <table:table-cell table:style-name="ce1" table:formula="of:=AVERAGE([.B6:.F6])" office:value-type="float" office:value="0.5179802" calcext:value-type="float">
            <text:p>0.5179802</text:p>
          </table:table-cell>
          <table:table-cell table:formula="of:=STDEV([.B6:.F6])" office:value-type="float" office:value="0.00440639191402673" calcext:value-type="float">
            <text:p>0.0044063919</text:p>
          </table:table-cell>
        </table:table-row>
        <table:table-row table:style-name="ro1">
          <table:table-cell office:value-type="string" calcext:value-type="string">
            <text:p>Interpreter only inline caching</text:p>
          </table:table-cell>
          <table:table-cell office:value-type="float" office:value="1.03831" calcext:value-type="float">
            <text:p>1.03831</text:p>
          </table:table-cell>
          <table:table-cell office:value-type="float" office:value="1.04637" calcext:value-type="float">
            <text:p>1.04637</text:p>
          </table:table-cell>
          <table:table-cell office:value-type="float" office:value="1.03824" calcext:value-type="float">
            <text:p>1.03824</text:p>
          </table:table-cell>
          <table:table-cell office:value-type="float" office:value="1.03903" calcext:value-type="float">
            <text:p>1.03903</text:p>
          </table:table-cell>
          <table:table-cell office:value-type="float" office:value="1.04086" calcext:value-type="float">
            <text:p>1.04086</text:p>
          </table:table-cell>
          <table:table-cell table:formula="of:=AVERAGE([.B7:.F7])" office:value-type="float" office:value="1.040562" calcext:value-type="float">
            <text:p>1.040562</text:p>
          </table:table-cell>
          <table:table-cell table:formula="of:=STDEV([.B7:.F7])" office:value-type="float" office:value="0.00341437695634211" calcext:value-type="float">
            <text:p>0.003414377</text:p>
          </table:table-cell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office:value-type="float" office:value="0.510841" calcext:value-type="float">
            <text:p>0.510841</text:p>
          </table:table-cell>
          <table:table-cell office:value-type="float" office:value="0.51613" calcext:value-type="float">
            <text:p>0.51613</text:p>
          </table:table-cell>
          <table:table-cell office:value-type="float" office:value="0.501985" calcext:value-type="float">
            <text:p>0.501985</text:p>
          </table:table-cell>
          <table:table-cell office:value-type="float" office:value="0.508587" calcext:value-type="float">
            <text:p>0.508587</text:p>
          </table:table-cell>
          <table:table-cell office:value-type="float" office:value="0.509665" calcext:value-type="float">
            <text:p>0.509665</text:p>
          </table:table-cell>
          <table:table-cell table:style-name="ce1" table:formula="of:=AVERAGE([.B8:.F8])" office:value-type="float" office:value="0.5094416" calcext:value-type="float">
            <text:p>0.5094416</text:p>
          </table:table-cell>
          <table:table-cell table:formula="of:=STDEV([.B8:.F8])" office:value-type="float" office:value="0.00507627193913016" calcext:value-type="float">
            <text:p>0.0050762719</text:p>
          </table:table-cell>
        </table:table-row>
        <table:table-row table:style-name="ro1">
          <table:table-cell office:value-type="string" calcext:value-type="string">
            <text:p>With deoptimization, after 1</text:p>
          </table:table-cell>
          <table:table-cell office:value-type="float" office:value="0.634798" calcext:value-type="float">
            <text:p>0.634798</text:p>
          </table:table-cell>
          <table:table-cell office:value-type="float" office:value="0.634777" calcext:value-type="float">
            <text:p>0.634777</text:p>
          </table:table-cell>
          <table:table-cell office:value-type="float" office:value="0.631296" calcext:value-type="float">
            <text:p>0.631296</text:p>
          </table:table-cell>
          <table:table-cell office:value-type="float" office:value="0.627718" calcext:value-type="float">
            <text:p>0.627718</text:p>
          </table:table-cell>
          <table:table-cell office:value-type="float" office:value="0.64152" calcext:value-type="float">
            <text:p>0.64152</text:p>
          </table:table-cell>
          <table:table-cell table:formula="of:=AVERAGE([.B9:.F9])" office:value-type="float" office:value="0.6340218" calcext:value-type="float">
            <text:p>0.6340218</text:p>
          </table:table-cell>
          <table:table-cell table:formula="of:=STDEV([.B9:.F9])" office:value-type="float" office:value="0.00511281959392275" calcext:value-type="float">
            <text:p>0.0051128196</text:p>
          </table:table-cell>
        </table:table-row>
        <table:table-row table:style-name="ro1">
          <table:table-cell office:value-type="string" calcext:value-type="string">
            <text:p>With deoptimization, after 2</text:p>
          </table:table-cell>
          <table:table-cell office:value-type="float" office:value="0.638393" calcext:value-type="float">
            <text:p>0.638393</text:p>
          </table:table-cell>
          <table:table-cell office:value-type="float" office:value="0.63398" calcext:value-type="float">
            <text:p>0.63398</text:p>
          </table:table-cell>
          <table:table-cell office:value-type="float" office:value="0.635074" calcext:value-type="float">
            <text:p>0.635074</text:p>
          </table:table-cell>
          <table:table-cell office:value-type="float" office:value="0.62994" calcext:value-type="float">
            <text:p>0.62994</text:p>
          </table:table-cell>
          <table:table-cell office:value-type="float" office:value="0.630774" calcext:value-type="float">
            <text:p>0.630774</text:p>
          </table:table-cell>
          <table:table-cell table:formula="of:=AVERAGE([.B10:.F10])" office:value-type="float" office:value="0.6336322" calcext:value-type="float">
            <text:p>0.6336322</text:p>
          </table:table-cell>
          <table:table-cell table:formula="of:=STDEV([.B10:.F10])" office:value-type="float" office:value="0.00341564843038623" calcext:value-type="float">
            <text:p>0.0034156484</text:p>
          </table:table-cell>
        </table:table-row>
        <table:table-row table:style-name="ro1">
          <table:table-cell office:value-type="string" calcext:value-type="string">
            <text:p>With deoptimization, after 5</text:p>
          </table:table-cell>
          <table:table-cell office:value-type="float" office:value="0.626591" calcext:value-type="float">
            <text:p>0.626591</text:p>
          </table:table-cell>
          <table:table-cell office:value-type="float" office:value="0.629029" calcext:value-type="float">
            <text:p>0.629029</text:p>
          </table:table-cell>
          <table:table-cell office:value-type="float" office:value="0.6297" calcext:value-type="float">
            <text:p>0.6297</text:p>
          </table:table-cell>
          <table:table-cell office:value-type="float" office:value="0.630351" calcext:value-type="float">
            <text:p>0.630351</text:p>
          </table:table-cell>
          <table:table-cell office:value-type="float" office:value="0.630409" calcext:value-type="float">
            <text:p>0.630409</text:p>
          </table:table-cell>
          <table:table-cell table:style-name="ce1" table:formula="of:=AVERAGE([.B11:.F11])" office:value-type="float" office:value="0.629216" calcext:value-type="float">
            <text:p>0.629216</text:p>
          </table:table-cell>
          <table:table-cell table:formula="of:=STDEV([.B11:.F11])" office:value-type="float" office:value="0.00157093316216827" calcext:value-type="float">
            <text:p>0.0015709332</text:p>
          </table:table-cell>
        </table:table-row>
        <table:table-row table:style-name="ro1">
          <table:table-cell office:value-type="string" calcext:value-type="string">
            <text:p>With deoptimization, after 10</text:p>
          </table:table-cell>
          <table:table-cell office:value-type="float" office:value="0.643382" calcext:value-type="float">
            <text:p>0.643382</text:p>
          </table:table-cell>
          <table:table-cell office:value-type="float" office:value="0.635139" calcext:value-type="float">
            <text:p>0.635139</text:p>
          </table:table-cell>
          <table:table-cell office:value-type="float" office:value="0.641739" calcext:value-type="float">
            <text:p>0.641739</text:p>
          </table:table-cell>
          <table:table-cell office:value-type="float" office:value="0.64149" calcext:value-type="float">
            <text:p>0.64149</text:p>
          </table:table-cell>
          <table:table-cell office:value-type="float" office:value="0.643587" calcext:value-type="float">
            <text:p>0.643587</text:p>
          </table:table-cell>
          <table:table-cell table:formula="of:=AVERAGE([.B12:.F12])" office:value-type="float" office:value="0.6410674" calcext:value-type="float">
            <text:p>0.6410674</text:p>
          </table:table-cell>
          <table:table-cell table:formula="of:=STDEV([.B12:.F12])" office:value-type="float" office:value="0.00344533457011072" calcext:value-type="float">
            <text:p>0.0034453346</text:p>
          </table:table-cell>
        </table:table-row>
        <table:table-row table:style-name="ro1">
          <table:table-cell office:value-type="string" calcext:value-type="string">
            <text:p>With deoptimization, after 10000</text:p>
          </table:table-cell>
          <table:table-cell office:value-type="float" office:value="0.698981" calcext:value-type="float">
            <text:p>0.698981</text:p>
          </table:table-cell>
          <table:table-cell office:value-type="float" office:value="0.692375" calcext:value-type="float">
            <text:p>0.692375</text:p>
          </table:table-cell>
          <table:table-cell office:value-type="float" office:value="0.691937" calcext:value-type="float">
            <text:p>0.691937</text:p>
          </table:table-cell>
          <table:table-cell office:value-type="float" office:value="0.690734" calcext:value-type="float">
            <text:p>0.690734</text:p>
          </table:table-cell>
          <table:table-cell office:value-type="float" office:value="0.690481" calcext:value-type="float">
            <text:p>0.690481</text:p>
          </table:table-cell>
          <table:table-cell table:formula="of:=AVERAGE([.B13:.F13])" office:value-type="float" office:value="0.6929016" calcext:value-type="float">
            <text:p>0.6929016</text:p>
          </table:table-cell>
          <table:table-cell table:formula="of:=STDEV([.B13:.F13])" office:value-type="float" office:value="0.00349015254680938" calcext:value-type="float">
            <text:p>0.003490152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5"/>
          <table:table-cell table:formula="of:=[.G13]-[.G12]" office:value-type="float" office:value="0.0518341999999999" calcext:value-type="float">
            <text:p>0.0518342</text:p>
          </table:table-cell>
          <table:table-cell table:formula="of:=[.G17]/[.G12]" office:value-type="float" office:value="0.0808560847112175" calcext:value-type="float">
            <text:p>0.08085608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 inline caching</text:p>
          </table:table-cell>
          <table:table-cell office:value-type="string" calcext:value-type="string">
            <text:p>106KB</text:p>
          </table:table-cell>
          <table:table-cell office:value-type="string" calcext:value-type="string">
            <text:p><text:s/>106KB</text:p>
          </table:table-cell>
          <table:table-cell office:value-type="string" calcext:value-type="string">
            <text:p>107KB</text:p>
          </table:table-cell>
          <table:table-cell office:value-type="string" calcext:value-type="string">
            <text:p>106KB</text:p>
          </table:table-cell>
          <table:table-cell office:value-type="string" calcext:value-type="string">
            <text:p>107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table:number-columns-repeated="2" office:value-type="string" calcext:value-type="string">
            <text:p>126KB</text:p>
          </table:table-cell>
          <table:table-cell office:value-type="string" calcext:value-type="string">
            <text:p><text:s/>127KB</text:p>
          </table:table-cell>
          <table:table-cell table:number-columns-repeated="2" office:value-type="string" calcext:value-type="string">
            <text:p>126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preter only inline caching</text:p>
          </table:table-cell>
          <table:table-cell table:number-columns-repeated="3" office:value-type="string" calcext:value-type="string">
            <text:p>106KB</text:p>
          </table:table-cell>
          <table:table-cell office:value-type="string" calcext:value-type="string">
            <text:p>105KB</text:p>
          </table:table-cell>
          <table:table-cell office:value-type="string" calcext:value-type="string">
            <text:p>106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office:value-type="string" calcext:value-type="string">
            <text:p><text:s/>127KB</text:p>
          </table:table-cell>
          <table:table-cell office:value-type="string" calcext:value-type="string">
            <text:p>106KB</text:p>
          </table:table-cell>
          <table:table-cell office:value-type="string" calcext:value-type="string">
            <text:p>126KB</text:p>
          </table:table-cell>
          <table:table-cell office:value-type="string" calcext:value-type="string">
            <text:p><text:s/>127KB</text:p>
          </table:table-cell>
          <table:table-cell office:value-type="string" calcext:value-type="string">
            <text:p>126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optimization, after 1</text:p>
          </table:table-cell>
          <table:table-cell office:value-type="string" calcext:value-type="string">
            <text:p>129KB</text:p>
          </table:table-cell>
          <table:table-cell office:value-type="string" calcext:value-type="string">
            <text:p>128KB</text:p>
          </table:table-cell>
          <table:table-cell office:value-type="string" calcext:value-type="string">
            <text:p>129KB</text:p>
          </table:table-cell>
          <table:table-cell office:value-type="string" calcext:value-type="string">
            <text:p>128KB</text:p>
          </table:table-cell>
          <table:table-cell office:value-type="string" calcext:value-type="string">
            <text:p>129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optimization, after 2</text:p>
          </table:table-cell>
          <table:table-cell table:number-columns-repeated="4" office:value-type="string" calcext:value-type="string">
            <text:p>128KB</text:p>
          </table:table-cell>
          <table:table-cell table:style-name="ce2" office:value-type="string" calcext:value-type="string">
            <text:p>129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optimization, after 5</text:p>
          </table:table-cell>
          <table:table-cell office:value-type="string" calcext:value-type="string">
            <text:p>127KB</text:p>
          </table:table-cell>
          <table:table-cell table:number-columns-repeated="4" office:value-type="string" calcext:value-type="string">
            <text:p>128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optimization, after 10</text:p>
          </table:table-cell>
          <table:table-cell table:number-columns-repeated="5" office:value-type="string" calcext:value-type="string">
            <text:p>128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optimization, after 10000</text:p>
          </table:table-cell>
          <table:table-cell table:number-columns-repeated="5" office:value-type="string" calcext:value-type="string">
            <text:p>132KB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me – 1000k iterations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office:value-type="string" calcext:value-type="string">
            <text:p>Interpreter only</text:p>
          </table:table-cell>
          <table:table-cell office:value-type="float" office:value="10.2996" calcext:value-type="float">
            <text:p>10.2996</text:p>
          </table:table-cell>
          <table:table-cell office:value-type="float" office:value="10.5208" calcext:value-type="float">
            <text:p>10.5208</text:p>
          </table:table-cell>
          <table:table-cell table:number-columns-repeated="3"/>
          <table:table-cell table:formula="of:=AVERAGE([.B31:.F31])" office:value-type="float" office:value="10.4102" calcext:value-type="float">
            <text:p>10.4102</text:p>
          </table:table-cell>
          <table:table-cell table:formula="of:=STDEV([.B31:.F31])" office:value-type="float" office:value="0.156412019998464" calcext:value-type="float">
            <text:p>0.15641202</text:p>
          </table:table-cell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office:value-type="float" office:value="3.2176" calcext:value-type="float">
            <text:p>3.2176</text:p>
          </table:table-cell>
          <table:table-cell office:value-type="float" office:value="3.21874" calcext:value-type="float">
            <text:p>3.21874</text:p>
          </table:table-cell>
          <table:table-cell office:value-type="float" office:value="3.24406" calcext:value-type="float">
            <text:p>3.24406</text:p>
          </table:table-cell>
          <table:table-cell office:value-type="float" office:value="3.20983" calcext:value-type="float">
            <text:p>3.20983</text:p>
          </table:table-cell>
          <table:table-cell office:value-type="float" office:value="3.22217" calcext:value-type="float">
            <text:p>3.22217</text:p>
          </table:table-cell>
          <table:table-cell table:formula="of:=AVERAGE([.B32:.F32])" office:value-type="float" office:value="3.22248" calcext:value-type="float">
            <text:p>3.22248</text:p>
          </table:table-cell>
          <table:table-cell table:formula="of:=STDEV([.B32:.F32])" office:value-type="float" office:value="0.0128803823701007" calcext:value-type="float">
            <text:p>0.0128803824</text:p>
          </table:table-cell>
        </table:table-row>
        <table:table-row table:style-name="ro1">
          <table:table-cell office:value-type="string" calcext:value-type="string">
            <text:p>Interpreter only inline caching</text:p>
          </table:table-cell>
          <table:table-cell table:number-columns-repeated="5"/>
          <table:table-cell table:formula="of:=AVERAGE([.B33:.F33])" office:value-type="string" office:string-value="" calcext:value-type="error">
            <text:p>#DIV/0!</text:p>
          </table:table-cell>
          <table:table-cell table:formula="of:=STDEV([.B33:.F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office:value-type="float" office:value="3.17484" calcext:value-type="float">
            <text:p>3.17484</text:p>
          </table:table-cell>
          <table:table-cell office:value-type="float" office:value="3.14166" calcext:value-type="float">
            <text:p>3.14166</text:p>
          </table:table-cell>
          <table:table-cell office:value-type="float" office:value="3.13258" calcext:value-type="float">
            <text:p>3.13258</text:p>
          </table:table-cell>
          <table:table-cell office:value-type="float" office:value="3.13972" calcext:value-type="float">
            <text:p>3.13972</text:p>
          </table:table-cell>
          <table:table-cell office:value-type="float" office:value="3.12118" calcext:value-type="float">
            <text:p>3.12118</text:p>
          </table:table-cell>
          <table:table-cell table:formula="of:=AVERAGE([.B34:.F34])" office:value-type="float" office:value="3.141996" calcext:value-type="float">
            <text:p>3.141996</text:p>
          </table:table-cell>
          <table:table-cell table:formula="of:=STDEV([.B34:.F34])" office:value-type="float" office:value="0.0200373920458727" calcext:value-type="float">
            <text:p>0.020037392</text:p>
          </table:table-cell>
        </table:table-row>
        <table:table-row table:style-name="ro1">
          <table:table-cell office:value-type="string" calcext:value-type="string">
            <text:p>With deoptimization, after 1</text:p>
          </table:table-cell>
          <table:table-cell table:number-columns-repeated="5"/>
          <table:table-cell table:formula="of:=AVERAGE([.B35:.F35])" office:value-type="string" office:string-value="" calcext:value-type="error">
            <text:p>#DIV/0!</text:p>
          </table:table-cell>
          <table:table-cell table:formula="of:=STDEV([.B35:.F3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 deoptimization, after 2</text:p>
          </table:table-cell>
          <table:table-cell table:number-columns-repeated="5"/>
          <table:table-cell table:formula="of:=AVERAGE([.B36:.F36])" office:value-type="string" office:string-value="" calcext:value-type="error">
            <text:p>#DIV/0!</text:p>
          </table:table-cell>
          <table:table-cell table:formula="of:=STDEV([.B36:.F3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 deoptimization, after 5</text:p>
          </table:table-cell>
          <table:table-cell office:value-type="float" office:value="3.32379" calcext:value-type="float">
            <text:p>3.32379</text:p>
          </table:table-cell>
          <table:table-cell office:value-type="float" office:value="3.32806" calcext:value-type="float">
            <text:p>3.32806</text:p>
          </table:table-cell>
          <table:table-cell office:value-type="float" office:value="3.35825" calcext:value-type="float">
            <text:p>3.35825</text:p>
          </table:table-cell>
          <table:table-cell office:value-type="float" office:value="3.41236" calcext:value-type="float">
            <text:p>3.41236</text:p>
          </table:table-cell>
          <table:table-cell office:value-type="float" office:value="3.36094" calcext:value-type="float">
            <text:p>3.36094</text:p>
          </table:table-cell>
          <table:table-cell table:formula="of:=AVERAGE([.B37:.F37])" office:value-type="float" office:value="3.35668" calcext:value-type="float">
            <text:p>3.35668</text:p>
          </table:table-cell>
          <table:table-cell table:formula="of:=STDEV([.B37:.F37])" office:value-type="float" office:value="0.0354320878583242" calcext:value-type="float">
            <text:p>0.0354320879</text:p>
          </table:table-cell>
        </table:table-row>
        <table:table-row table:style-name="ro1">
          <table:table-cell office:value-type="string" calcext:value-type="string">
            <text:p>With deoptimization, after 10</text:p>
          </table:table-cell>
          <table:table-cell table:number-columns-repeated="5"/>
          <table:table-cell table:formula="of:=AVERAGE([.B38:.F38])" office:value-type="string" office:string-value="" calcext:value-type="error">
            <text:p>#DIV/0!</text:p>
          </table:table-cell>
          <table:table-cell table:formula="of:=STDEV([.B38:.F3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 deoptimization, after 10000</text:p>
          </table:table-cell>
          <table:table-cell office:value-type="float" office:value="3.40332" calcext:value-type="float">
            <text:p>3.40332</text:p>
          </table:table-cell>
          <table:table-cell table:number-columns-repeated="4"/>
          <table:table-cell table:formula="of:=AVERAGE([.B39:.F39])" office:value-type="float" office:value="3.40332" calcext:value-type="float">
            <text:p>3.40332</text:p>
          </table:table-cell>
          <table:table-cell table:formula="of:=STDEV([.B39:.F39])" office:value-type="string" office:string-value="" calcext:value-type="error">
            <text:p>#DIV/0!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 inline cach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table:number-columns-repeated="2" office:value-type="string" calcext:value-type="string">
            <text:p>126KB</text:p>
          </table:table-cell>
          <table:table-cell table:number-columns-repeated="3" office:value-type="string" calcext:value-type="string">
            <text:p>127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preter only inline cach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table:number-columns-repeated="2" office:value-type="string" calcext:value-type="string">
            <text:p>128KB</text:p>
          </table:table-cell>
          <table:table-cell office:value-type="string" calcext:value-type="string">
            <text:p>127KB</text:p>
          </table:table-cell>
          <table:table-cell office:value-type="string" calcext:value-type="string">
            <text:p>128KB</text:p>
          </table:table-cell>
          <table:table-cell office:value-type="string" calcext:value-type="string">
            <text:p>127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optimization, after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 deoptimization, after 2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With deoptimization, after 5</text:p>
          </table:table-cell>
          <table:table-cell table:number-columns-repeated="2" office:value-type="string" calcext:value-type="string">
            <text:p>129KB</text:p>
          </table:table-cell>
          <table:table-cell office:value-type="string" calcext:value-type="string">
            <text:p>128KB</text:p>
          </table:table-cell>
          <table:table-cell office:value-type="string" calcext:value-type="string">
            <text:p>129KB</text:p>
          </table:table-cell>
          <table:table-cell office:value-type="string" calcext:value-type="string">
            <text:p>128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optimization, after 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 deoptimization, after 1000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ime – 10m iterations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office:value-type="string" calcext:value-type="string">
            <text:p>Interpreter only</text:p>
          </table:table-cell>
          <table:table-cell table:number-columns-repeated="5"/>
          <table:table-cell table:formula="of:=AVERAGE([.B58:.F58])" office:value-type="string" office:string-value="" calcext:value-type="error">
            <text:p>#DIV/0!</text:p>
          </table:table-cell>
          <table:table-cell table:formula="of:=STDEV([.B58:.F5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office:value-type="float" office:value="30.1953" calcext:value-type="float">
            <text:p>30.1953</text:p>
          </table:table-cell>
          <table:table-cell office:value-type="float" office:value="30.1968" calcext:value-type="float">
            <text:p>30.1968</text:p>
          </table:table-cell>
          <table:table-cell office:value-type="float" office:value="31.22" calcext:value-type="float">
            <text:p>31.22</text:p>
          </table:table-cell>
          <table:table-cell office:value-type="float" office:value="31.4937" calcext:value-type="float">
            <text:p>31.4937</text:p>
          </table:table-cell>
          <table:table-cell office:value-type="float" office:value="30.186" calcext:value-type="float">
            <text:p>30.186</text:p>
          </table:table-cell>
          <table:table-cell table:formula="of:=AVERAGE([.B59:.F59])" office:value-type="float" office:value="30.65836" calcext:value-type="float">
            <text:p>30.65836</text:p>
          </table:table-cell>
          <table:table-cell table:formula="of:=STDEV([.B59:.F59])" office:value-type="float" office:value="0.644945457383801" calcext:value-type="float">
            <text:p>0.6449454574</text:p>
          </table:table-cell>
        </table:table-row>
        <table:table-row table:style-name="ro1">
          <table:table-cell office:value-type="string" calcext:value-type="string">
            <text:p>Interpreter only inline caching</text:p>
          </table:table-cell>
          <table:table-cell table:number-columns-repeated="5"/>
          <table:table-cell table:formula="of:=AVERAGE([.B60:.F60])" office:value-type="string" office:string-value="" calcext:value-type="error">
            <text:p>#DIV/0!</text:p>
          </table:table-cell>
          <table:table-cell table:formula="of:=STDEV([.B60:.F6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office:value-type="float" office:value="30.0376" calcext:value-type="float">
            <text:p>30.0376</text:p>
          </table:table-cell>
          <table:table-cell office:value-type="float" office:value="30.3295" calcext:value-type="float">
            <text:p>30.3295</text:p>
          </table:table-cell>
          <table:table-cell office:value-type="float" office:value="30.4671" calcext:value-type="float">
            <text:p>30.4671</text:p>
          </table:table-cell>
          <table:table-cell office:value-type="float" office:value="31.0965" calcext:value-type="float">
            <text:p>31.0965</text:p>
          </table:table-cell>
          <table:table-cell office:value-type="float" office:value="30.4682" calcext:value-type="float">
            <text:p>30.4682</text:p>
          </table:table-cell>
          <table:table-cell table:formula="of:=AVERAGE([.B61:.F61])" office:value-type="float" office:value="30.47978" calcext:value-type="float">
            <text:p>30.47978</text:p>
          </table:table-cell>
          <table:table-cell table:formula="of:=STDEV([.B61:.F61])" office:value-type="float" office:value="0.386893288905351" calcext:value-type="float">
            <text:p>0.3868932889</text:p>
          </table:table-cell>
        </table:table-row>
        <table:table-row table:style-name="ro1">
          <table:table-cell office:value-type="string" calcext:value-type="string">
            <text:p>With deoptimization, after 1</text:p>
          </table:table-cell>
          <table:table-cell table:number-columns-repeated="5"/>
          <table:table-cell table:formula="of:=AVERAGE([.B62:.F62])" office:value-type="string" office:string-value="" calcext:value-type="error">
            <text:p>#DIV/0!</text:p>
          </table:table-cell>
          <table:table-cell table:formula="of:=STDEV([.B62:.F6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 deoptimization, after 2</text:p>
          </table:table-cell>
          <table:table-cell table:number-columns-repeated="5"/>
          <table:table-cell table:formula="of:=AVERAGE([.B63:.F63])" office:value-type="string" office:string-value="" calcext:value-type="error">
            <text:p>#DIV/0!</text:p>
          </table:table-cell>
          <table:table-cell table:formula="of:=STDEV([.B63:.F6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 deoptimization, after 5</text:p>
          </table:table-cell>
          <table:table-cell office:value-type="float" office:value="30.5076" calcext:value-type="float">
            <text:p>30.5076</text:p>
          </table:table-cell>
          <table:table-cell office:value-type="float" office:value="30.3589" calcext:value-type="float">
            <text:p>30.3589</text:p>
          </table:table-cell>
          <table:table-cell office:value-type="float" office:value="30.1632" calcext:value-type="float">
            <text:p>30.1632</text:p>
          </table:table-cell>
          <table:table-cell office:value-type="float" office:value="30.1031" calcext:value-type="float">
            <text:p>30.1031</text:p>
          </table:table-cell>
          <table:table-cell office:value-type="float" office:value="30.0361" calcext:value-type="float">
            <text:p>30.0361</text:p>
          </table:table-cell>
          <table:table-cell table:formula="of:=AVERAGE([.B64:.F64])" office:value-type="float" office:value="30.23378" calcext:value-type="float">
            <text:p>30.23378</text:p>
          </table:table-cell>
          <table:table-cell table:formula="of:=STDEV([.B64:.F64])" office:value-type="float" office:value="0.194787440560216" calcext:value-type="float">
            <text:p>0.1947874406</text:p>
          </table:table-cell>
        </table:table-row>
        <table:table-row table:style-name="ro1">
          <table:table-cell office:value-type="string" calcext:value-type="string">
            <text:p>With deoptimization, after 10</text:p>
          </table:table-cell>
          <table:table-cell table:number-columns-repeated="5"/>
          <table:table-cell table:formula="of:=AVERAGE([.B65:.F65])" office:value-type="string" office:string-value="" calcext:value-type="error">
            <text:p>#DIV/0!</text:p>
          </table:table-cell>
          <table:table-cell table:formula="of:=STDEV([.B65:.F6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 deoptimization, after 10000</text:p>
          </table:table-cell>
          <table:table-cell table:number-columns-repeated="5"/>
          <table:table-cell table:formula="of:=AVERAGE([.B66:.F66])" office:value-type="string" office:string-value="" calcext:value-type="error">
            <text:p>#DIV/0!</text:p>
          </table:table-cell>
          <table:table-cell table:formula="of:=STDEV([.B66:.F66])" office:value-type="string" office:string-value="" calcext:value-type="error">
            <text:p>#DIV/0!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 inline cach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table:number-columns-repeated="2" office:value-type="string" calcext:value-type="string">
            <text:p>127KB</text:p>
          </table:table-cell>
          <table:table-cell table:number-columns-repeated="2" office:value-type="string" calcext:value-type="string">
            <text:p>129KB</text:p>
          </table:table-cell>
          <table:table-cell office:value-type="string" calcext:value-type="string">
            <text:p>128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preter only inline cach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 deoptimization, after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 deoptimization, after 2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With deoptimization, after 5</text:p>
          </table:table-cell>
          <table:table-cell office:value-type="string" calcext:value-type="string">
            <text:p>128KB</text:p>
          </table:table-cell>
          <table:table-cell office:value-type="string" calcext:value-type="string">
            <text:p>129KB</text:p>
          </table:table-cell>
          <table:table-cell office:value-type="string" calcext:value-type="string">
            <text:p>128KB</text:p>
          </table:table-cell>
          <table:table-cell office:value-type="string" calcext:value-type="string">
            <text:p>129KB</text:p>
          </table:table-cell>
          <table:table-cell office:value-type="string" calcext:value-type="string">
            <text:p>128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optimization, after 10</text:p>
          </table:table-cell>
          <table:table-cell table:number-columns-repeated="7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deoptimize_2_types_busy.ms</text:p>
          </table:table-cell>
          <table:table-cell office:value-type="string" calcext:value-type="string">
            <text:p>20 function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office:value-type="string" calcext:value-type="string">
            <text:p>Interpreter only</text:p>
          </table:table-cell>
          <table:table-cell office:value-type="float" office:value="1.15259" calcext:value-type="float">
            <text:p>1.15259</text:p>
          </table:table-cell>
          <table:table-cell office:value-type="float" office:value="1.22504" calcext:value-type="float">
            <text:p>1.22504</text:p>
          </table:table-cell>
          <table:table-cell office:value-type="float" office:value="1.14889" calcext:value-type="float">
            <text:p>1.14889</text:p>
          </table:table-cell>
          <table:table-cell office:value-type="float" office:value="1.15135" calcext:value-type="float">
            <text:p>1.15135</text:p>
          </table:table-cell>
          <table:table-cell office:value-type="float" office:value="1.15974" calcext:value-type="float">
            <text:p>1.15974</text:p>
          </table:table-cell>
          <table:table-cell table:formula="of:=AVERAGE([.B5:.F5])" office:value-type="float" office:value="1.167522" calcext:value-type="float">
            <text:p>1.167522</text:p>
          </table:table-cell>
          <table:table-cell table:formula="of:=STDEV([.B5:.F5])" office:value-type="float" office:value="0.0324057459411135" calcext:value-type="float">
            <text:p>0.0324057459</text:p>
          </table:table-cell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office:value-type="float" office:value="0.522224" calcext:value-type="float">
            <text:p>0.522224</text:p>
          </table:table-cell>
          <table:table-cell office:value-type="float" office:value="0.520184" calcext:value-type="float">
            <text:p>0.520184</text:p>
          </table:table-cell>
          <table:table-cell office:value-type="float" office:value="0.521103" calcext:value-type="float">
            <text:p>0.521103</text:p>
          </table:table-cell>
          <table:table-cell office:value-type="float" office:value="0.519722" calcext:value-type="float">
            <text:p>0.519722</text:p>
          </table:table-cell>
          <table:table-cell office:value-type="float" office:value="0.522429" calcext:value-type="float">
            <text:p>0.522429</text:p>
          </table:table-cell>
          <table:table-cell table:formula="of:=AVERAGE([.B6:.F6])" office:value-type="float" office:value="0.5211324" calcext:value-type="float">
            <text:p>0.5211324</text:p>
          </table:table-cell>
          <table:table-cell table:formula="of:=STDEV([.B6:.F6])" office:value-type="float" office:value="0.00120024135072908" calcext:value-type="float">
            <text:p>0.0012002414</text:p>
          </table:table-cell>
        </table:table-row>
        <table:table-row table:style-name="ro1">
          <table:table-cell office:value-type="string" calcext:value-type="string">
            <text:p>Interpreter only inline caching</text:p>
          </table:table-cell>
          <table:table-cell office:value-type="float" office:value="1.04658" calcext:value-type="float">
            <text:p>1.04658</text:p>
          </table:table-cell>
          <table:table-cell office:value-type="float" office:value="1.03556" calcext:value-type="float">
            <text:p>1.03556</text:p>
          </table:table-cell>
          <table:table-cell office:value-type="float" office:value="1.03639" calcext:value-type="float">
            <text:p>1.03639</text:p>
          </table:table-cell>
          <table:table-cell office:value-type="float" office:value="1.04271" calcext:value-type="float">
            <text:p>1.04271</text:p>
          </table:table-cell>
          <table:table-cell office:value-type="float" office:value="1.05659" calcext:value-type="float">
            <text:p>1.05659</text:p>
          </table:table-cell>
          <table:table-cell table:formula="of:=AVERAGE([.B7:.F7])" office:value-type="float" office:value="1.043566" calcext:value-type="float">
            <text:p>1.043566</text:p>
          </table:table-cell>
          <table:table-cell table:formula="of:=STDEV([.B7:.F7])" office:value-type="float" office:value="0.00858825535251483" calcext:value-type="float">
            <text:p>0.0085882554</text:p>
          </table:table-cell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office:value-type="float" office:value="0.514089" calcext:value-type="float">
            <text:p>0.514089</text:p>
          </table:table-cell>
          <table:table-cell office:value-type="float" office:value="0.523869" calcext:value-type="float">
            <text:p>0.523869</text:p>
          </table:table-cell>
          <table:table-cell office:value-type="float" office:value="0.512017" calcext:value-type="float">
            <text:p>0.512017</text:p>
          </table:table-cell>
          <table:table-cell office:value-type="float" office:value="0.514708" calcext:value-type="float">
            <text:p>0.514708</text:p>
          </table:table-cell>
          <table:table-cell office:value-type="float" office:value="0.50432" calcext:value-type="float">
            <text:p>0.50432</text:p>
          </table:table-cell>
          <table:table-cell table:formula="of:=AVERAGE([.B8:.F8])" office:value-type="float" office:value="0.5138006" calcext:value-type="float">
            <text:p>0.5138006</text:p>
          </table:table-cell>
          <table:table-cell table:formula="of:=STDEV([.B8:.F8])" office:value-type="float" office:value="0.00698824429309682" calcext:value-type="float">
            <text:p>0.0069882443</text:p>
          </table:table-cell>
        </table:table-row>
        <table:table-row table:style-name="ro1">
          <table:table-cell office:value-type="string" calcext:value-type="string">
            <text:p>With deoptimization, after 1</text:p>
          </table:table-cell>
          <table:table-cell office:value-type="float" office:value="0.632385" calcext:value-type="float">
            <text:p>0.632385</text:p>
          </table:table-cell>
          <table:table-cell office:value-type="float" office:value="0.637463" calcext:value-type="float">
            <text:p>0.637463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63028" calcext:value-type="float">
            <text:p>0.63028</text:p>
          </table:table-cell>
          <table:table-cell office:value-type="float" office:value="0.633497" calcext:value-type="float">
            <text:p>0.633497</text:p>
          </table:table-cell>
          <table:table-cell table:formula="of:=AVERAGE([.B9:.F9])" office:value-type="float" office:value="0.6334982" calcext:value-type="float">
            <text:p>0.6334982</text:p>
          </table:table-cell>
          <table:table-cell table:formula="of:=STDEV([.B9:.F9])" office:value-type="float" office:value="0.00261968236624212" calcext:value-type="float">
            <text:p>0.0026196824</text:p>
          </table:table-cell>
        </table:table-row>
        <table:table-row table:style-name="ro1">
          <table:table-cell office:value-type="string" calcext:value-type="string">
            <text:p>With deoptimization, after 2</text:p>
          </table:table-cell>
          <table:table-cell office:value-type="float" office:value="0.63161" calcext:value-type="float">
            <text:p>0.63161</text:p>
          </table:table-cell>
          <table:table-cell office:value-type="float" office:value="0.632146" calcext:value-type="float">
            <text:p>0.632146</text:p>
          </table:table-cell>
          <table:table-cell office:value-type="float" office:value="0.629626" calcext:value-type="float">
            <text:p>0.629626</text:p>
          </table:table-cell>
          <table:table-cell office:value-type="float" office:value="0.629069" calcext:value-type="float">
            <text:p>0.629069</text:p>
          </table:table-cell>
          <table:table-cell office:value-type="float" office:value="0.627712" calcext:value-type="float">
            <text:p>0.627712</text:p>
          </table:table-cell>
          <table:table-cell table:formula="of:=AVERAGE([.B10:.F10])" office:value-type="float" office:value="0.6300326" calcext:value-type="float">
            <text:p>0.6300326</text:p>
          </table:table-cell>
          <table:table-cell table:formula="of:=STDEV([.B10:.F10])" office:value-type="float" office:value="0.00183259946524058" calcext:value-type="float">
            <text:p>0.0018325995</text:p>
          </table:table-cell>
        </table:table-row>
        <table:table-row table:style-name="ro1">
          <table:table-cell office:value-type="string" calcext:value-type="string">
            <text:p>With deoptimization, after 5</text:p>
          </table:table-cell>
          <table:table-cell office:value-type="float" office:value="0.629911" calcext:value-type="float">
            <text:p>0.629911</text:p>
          </table:table-cell>
          <table:table-cell office:value-type="float" office:value="0.63041" calcext:value-type="float">
            <text:p>0.63041</text:p>
          </table:table-cell>
          <table:table-cell office:value-type="float" office:value="0.633536" calcext:value-type="float">
            <text:p>0.633536</text:p>
          </table:table-cell>
          <table:table-cell office:value-type="float" office:value="0.629665" calcext:value-type="float">
            <text:p>0.629665</text:p>
          </table:table-cell>
          <table:table-cell office:value-type="float" office:value="0.635551" calcext:value-type="float">
            <text:p>0.635551</text:p>
          </table:table-cell>
          <table:table-cell table:formula="of:=AVERAGE([.B11:.F11])" office:value-type="float" office:value="0.6318146" calcext:value-type="float">
            <text:p>0.6318146</text:p>
          </table:table-cell>
          <table:table-cell table:formula="of:=STDEV([.B11:.F11])" office:value-type="float" office:value="0.00260486454542266" calcext:value-type="float">
            <text:p>0.0026048645</text:p>
          </table:table-cell>
        </table:table-row>
        <table:table-row table:style-name="ro1">
          <table:table-cell office:value-type="string" calcext:value-type="string">
            <text:p>With deoptimization, after 10</text:p>
          </table:table-cell>
          <table:table-cell office:value-type="float" office:value="0.627616" calcext:value-type="float">
            <text:p>0.627616</text:p>
          </table:table-cell>
          <table:table-cell office:value-type="float" office:value="0.633072" calcext:value-type="float">
            <text:p>0.633072</text:p>
          </table:table-cell>
          <table:table-cell office:value-type="float" office:value="0.629786" calcext:value-type="float">
            <text:p>0.629786</text:p>
          </table:table-cell>
          <table:table-cell office:value-type="float" office:value="0.628604" calcext:value-type="float">
            <text:p>0.628604</text:p>
          </table:table-cell>
          <table:table-cell office:value-type="float" office:value="0.632838" calcext:value-type="float">
            <text:p>0.632838</text:p>
          </table:table-cell>
          <table:table-cell table:formula="of:=AVERAGE([.B12:.F12])" office:value-type="float" office:value="0.6303832" calcext:value-type="float">
            <text:p>0.6303832</text:p>
          </table:table-cell>
          <table:table-cell table:formula="of:=STDEV([.B12:.F12])" office:value-type="float" office:value="0.00247160296164253" calcext:value-type="float">
            <text:p>0.002471603</text:p>
          </table:table-cell>
        </table:table-row>
        <table:table-row table:style-name="ro1">
          <table:table-cell office:value-type="string" calcext:value-type="string">
            <text:p>With deoptimization, after 10000</text:p>
          </table:table-cell>
          <table:table-cell office:value-type="float" office:value="0.689544" calcext:value-type="float">
            <text:p>0.689544</text:p>
          </table:table-cell>
          <table:table-cell office:value-type="float" office:value="0.694907" calcext:value-type="float">
            <text:p>0.694907</text:p>
          </table:table-cell>
          <table:table-cell office:value-type="float" office:value="0.689106" calcext:value-type="float">
            <text:p>0.689106</text:p>
          </table:table-cell>
          <table:table-cell office:value-type="float" office:value="0.690158" calcext:value-type="float">
            <text:p>0.690158</text:p>
          </table:table-cell>
          <table:table-cell office:value-type="float" office:value="0.693436" calcext:value-type="float">
            <text:p>0.693436</text:p>
          </table:table-cell>
          <table:table-cell table:formula="of:=AVERAGE([.B13:.F13])" office:value-type="float" office:value="0.6914302" calcext:value-type="float">
            <text:p>0.6914302</text:p>
          </table:table-cell>
          <table:table-cell table:formula="of:=STDEV([.B13:.F13])" office:value-type="float" office:value="0.00258309508148654" calcext:value-type="float">
            <text:p>0.0025830951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 inline cach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table:number-columns-repeated="2" office:value-type="string" calcext:value-type="string">
            <text:p>126KB</text:p>
          </table:table-cell>
          <table:table-cell office:value-type="string" calcext:value-type="string">
            <text:p><text:s/>127KB</text:p>
          </table:table-cell>
          <table:table-cell table:number-columns-repeated="2" office:value-type="string" calcext:value-type="string">
            <text:p>126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preter only inline cach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office:value-type="string" calcext:value-type="string">
            <text:p>129KB</text:p>
          </table:table-cell>
          <table:table-cell office:value-type="string" calcext:value-type="string">
            <text:p>145KB</text:p>
          </table:table-cell>
          <table:table-cell table:number-columns-repeated="2" office:value-type="string" calcext:value-type="string">
            <text:p>128KB</text:p>
          </table:table-cell>
          <table:table-cell office:value-type="string" calcext:value-type="string">
            <text:p>129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optimization, after 1</text:p>
          </table:table-cell>
          <table:table-cell office:value-type="string" calcext:value-type="string">
            <text:p>129KB</text:p>
          </table:table-cell>
          <table:table-cell office:value-type="string" calcext:value-type="string">
            <text:p>128KB</text:p>
          </table:table-cell>
          <table:table-cell office:value-type="string" calcext:value-type="string">
            <text:p>129KB</text:p>
          </table:table-cell>
          <table:table-cell office:value-type="string" calcext:value-type="string">
            <text:p>128KB</text:p>
          </table:table-cell>
          <table:table-cell office:value-type="string" calcext:value-type="string">
            <text:p>129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optimization, after 2</text:p>
          </table:table-cell>
          <table:table-cell table:number-columns-repeated="4" office:value-type="string" calcext:value-type="string">
            <text:p>128KB</text:p>
          </table:table-cell>
          <table:table-cell table:style-name="ce2" office:value-type="string" calcext:value-type="string">
            <text:p>129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optimization, after 5</text:p>
          </table:table-cell>
          <table:table-cell office:value-type="string" calcext:value-type="string">
            <text:p>127KB</text:p>
          </table:table-cell>
          <table:table-cell table:number-columns-repeated="4" office:value-type="string" calcext:value-type="string">
            <text:p>128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optimization, after 10</text:p>
          </table:table-cell>
          <table:table-cell table:number-columns-repeated="5" office:value-type="string" calcext:value-type="string">
            <text:p>128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optimization, after 10000</text:p>
          </table:table-cell>
          <table:table-cell office:value-type="string" calcext:value-type="string">
            <text:p>132KB</text:p>
          </table:table-cell>
          <table:table-cell office:value-type="string" calcext:value-type="string">
            <text:p>131KB</text:p>
          </table:table-cell>
          <table:table-cell office:value-type="string" calcext:value-type="string">
            <text:p>132KB</text:p>
          </table:table-cell>
          <table:table-cell table:number-columns-repeated="2" office:value-type="string" calcext:value-type="string">
            <text:p>131KB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ime – 1000k iterations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office:value-type="string" calcext:value-type="string">
            <text:p>Interpreter only</text:p>
          </table:table-cell>
          <table:table-cell office:value-type="float" office:value="10.6274" calcext:value-type="float">
            <text:p>10.6274</text:p>
          </table:table-cell>
          <table:table-cell office:value-type="float" office:value="10.5588" calcext:value-type="float">
            <text:p>10.5588</text:p>
          </table:table-cell>
          <table:table-cell office:value-type="float" office:value="10.5303" calcext:value-type="float">
            <text:p>10.5303</text:p>
          </table:table-cell>
          <table:table-cell table:number-columns-repeated="2"/>
          <table:table-cell table:formula="of:=AVERAGE([Sheet2.B32:.F32])" office:value-type="float" office:value="10.5721666666667" calcext:value-type="float">
            <text:p>10.5721666667</text:p>
          </table:table-cell>
          <table:table-cell table:formula="of:=STDEV([Sheet2.B32:.F32])" office:value-type="float" office:value="0.0499109540415058" calcext:value-type="float">
            <text:p>0.049910954</text:p>
          </table:table-cell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office:value-type="float" office:value="3.26313" calcext:value-type="float">
            <text:p>3.26313</text:p>
          </table:table-cell>
          <table:table-cell office:value-type="float" office:value="3.26254" calcext:value-type="float">
            <text:p>3.26254</text:p>
          </table:table-cell>
          <table:table-cell office:value-type="float" office:value="3.39246" calcext:value-type="float">
            <text:p>3.39246</text:p>
          </table:table-cell>
          <table:table-cell office:value-type="float" office:value="3.2595" calcext:value-type="float">
            <text:p>3.2595</text:p>
          </table:table-cell>
          <table:table-cell office:value-type="float" office:value="3.26513" calcext:value-type="float">
            <text:p>3.26513</text:p>
          </table:table-cell>
          <table:table-cell table:formula="of:=AVERAGE([Sheet2.B33:.F33])" office:value-type="float" office:value="3.288552" calcext:value-type="float">
            <text:p>3.288552</text:p>
          </table:table-cell>
          <table:table-cell table:formula="of:=STDEV([Sheet2.B33:.F33])" office:value-type="float" office:value="0.0581213890921405" calcext:value-type="float">
            <text:p>0.0581213891</text:p>
          </table:table-cell>
        </table:table-row>
        <table:table-row table:style-name="ro1">
          <table:table-cell office:value-type="string" calcext:value-type="string">
            <text:p>Interpreter only inline caching</text:p>
          </table:table-cell>
          <table:table-cell table:number-columns-repeated="5"/>
          <table:table-cell table:formula="of:=AVERAGE([Sheet2.B34:.F34])" office:value-type="string" office:string-value="" calcext:value-type="error">
            <text:p>#DIV/0!</text:p>
          </table:table-cell>
          <table:table-cell table:formula="of:=STDEV([Sheet2.B34:.F3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office:value-type="float" office:value="3.24524" calcext:value-type="float">
            <text:p>3.24524</text:p>
          </table:table-cell>
          <table:table-cell office:value-type="float" office:value="3.23125" calcext:value-type="float">
            <text:p>3.23125</text:p>
          </table:table-cell>
          <table:table-cell office:value-type="float" office:value="3.2023" calcext:value-type="float">
            <text:p>3.2023</text:p>
          </table:table-cell>
          <table:table-cell office:value-type="float" office:value="3.34881" calcext:value-type="float">
            <text:p>3.34881</text:p>
          </table:table-cell>
          <table:table-cell office:value-type="float" office:value="3.20516" calcext:value-type="float">
            <text:p>3.20516</text:p>
          </table:table-cell>
          <table:table-cell table:formula="of:=AVERAGE([Sheet2.B35:.F35])" office:value-type="float" office:value="3.246552" calcext:value-type="float">
            <text:p>3.246552</text:p>
          </table:table-cell>
          <table:table-cell table:formula="of:=STDEV([Sheet2.B35:.F35])" office:value-type="float" office:value="0.0599251789317311" calcext:value-type="float">
            <text:p>0.0599251789</text:p>
          </table:table-cell>
        </table:table-row>
        <table:table-row table:style-name="ro1">
          <table:table-cell office:value-type="string" calcext:value-type="string">
            <text:p>With deoptimization, after 1</text:p>
          </table:table-cell>
          <table:table-cell table:number-columns-repeated="5"/>
          <table:table-cell table:formula="of:=AVERAGE([Sheet2.B36:.F36])" office:value-type="string" office:string-value="" calcext:value-type="error">
            <text:p>#DIV/0!</text:p>
          </table:table-cell>
          <table:table-cell table:formula="of:=STDEV([Sheet2.B36:.F3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 deoptimization, after 2</text:p>
          </table:table-cell>
          <table:table-cell table:number-columns-repeated="5"/>
          <table:table-cell table:formula="of:=AVERAGE([Sheet2.B37:.F37])" office:value-type="string" office:string-value="" calcext:value-type="error">
            <text:p>#DIV/0!</text:p>
          </table:table-cell>
          <table:table-cell table:formula="of:=STDEV([Sheet2.B37:.F3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 deoptimization, after 5</text:p>
          </table:table-cell>
          <table:table-cell office:value-type="float" office:value="3.33937" calcext:value-type="float">
            <text:p>3.33937</text:p>
          </table:table-cell>
          <table:table-cell office:value-type="float" office:value="3.35311" calcext:value-type="float">
            <text:p>3.35311</text:p>
          </table:table-cell>
          <table:table-cell office:value-type="float" office:value="3.32264" calcext:value-type="float">
            <text:p>3.32264</text:p>
          </table:table-cell>
          <table:table-cell office:value-type="float" office:value="3.363" calcext:value-type="float">
            <text:p>3.363</text:p>
          </table:table-cell>
          <table:table-cell office:value-type="float" office:value="3.33469" calcext:value-type="float">
            <text:p>3.33469</text:p>
          </table:table-cell>
          <table:table-cell table:formula="of:=AVERAGE([Sheet2.B38:.F38])" office:value-type="float" office:value="3.342562" calcext:value-type="float">
            <text:p>3.342562</text:p>
          </table:table-cell>
          <table:table-cell table:formula="of:=STDEV([Sheet2.B38:.F38])" office:value-type="float" office:value="0.0157956915011658" calcext:value-type="float">
            <text:p>0.0157956915</text:p>
          </table:table-cell>
        </table:table-row>
        <table:table-row table:style-name="ro1">
          <table:table-cell office:value-type="string" calcext:value-type="string">
            <text:p>With deoptimization, after 10</text:p>
          </table:table-cell>
          <table:table-cell table:number-columns-repeated="5"/>
          <table:table-cell table:formula="of:=AVERAGE([Sheet2.B39:.F39])" office:value-type="string" office:string-value="" calcext:value-type="error">
            <text:p>#DIV/0!</text:p>
          </table:table-cell>
          <table:table-cell table:formula="of:=STDEV([Sheet2.B39:.F3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 deoptimization, after 10000</text:p>
          </table:table-cell>
          <table:table-cell table:number-columns-repeated="5"/>
          <table:table-cell table:formula="of:=AVERAGE([Sheet2.B40:.F40])" office:value-type="string" office:string-value="" calcext:value-type="error">
            <text:p>#DIV/0!</text:p>
          </table:table-cell>
          <table:table-cell table:formula="of:=STDEV([Sheet2.B40:.F40])" office:value-type="string" office:string-value="" calcext:value-type="error">
            <text:p>#DIV/0!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 inline cach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preter only inline cach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 deoptimization, after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 deoptimization, after 2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With deoptimization, after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 deoptimization, after 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 deoptimization, after 10000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ime – 10m iterations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office:value-type="string" calcext:value-type="string">
            <text:p>Interpreter only</text:p>
          </table:table-cell>
          <table:table-cell table:number-columns-repeated="5"/>
          <table:table-cell table:formula="of:=AVERAGE([Sheet2.B61:.F61])" office:value-type="string" office:string-value="" calcext:value-type="error">
            <text:p>#DIV/0!</text:p>
          </table:table-cell>
          <table:table-cell table:formula="of:=STDEV([Sheet2.B61:.F6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office:value-type="float" office:value="30.6066" calcext:value-type="float">
            <text:p>30.6066</text:p>
          </table:table-cell>
          <table:table-cell office:value-type="float" office:value="30.6487" calcext:value-type="float">
            <text:p>30.6487</text:p>
          </table:table-cell>
          <table:table-cell office:value-type="float" office:value="30.5243" calcext:value-type="float">
            <text:p>30.5243</text:p>
          </table:table-cell>
          <table:table-cell office:value-type="float" office:value="30.7014" calcext:value-type="float">
            <text:p>30.7014</text:p>
          </table:table-cell>
          <table:table-cell office:value-type="float" office:value="30.4891" calcext:value-type="float">
            <text:p>30.4891</text:p>
          </table:table-cell>
          <table:table-cell table:formula="of:=AVERAGE([Sheet2.B62:.F62])" office:value-type="float" office:value="30.59402" calcext:value-type="float">
            <text:p>30.59402</text:p>
          </table:table-cell>
          <table:table-cell table:formula="of:=STDEV([Sheet2.B62:.F62])" office:value-type="float" office:value="0.0873895131008291" calcext:value-type="float">
            <text:p>0.0873895131</text:p>
          </table:table-cell>
        </table:table-row>
        <table:table-row table:style-name="ro1">
          <table:table-cell office:value-type="string" calcext:value-type="string">
            <text:p>Interpreter only inline caching</text:p>
          </table:table-cell>
          <table:table-cell table:number-columns-repeated="5"/>
          <table:table-cell table:formula="of:=AVERAGE([Sheet2.B63:.F63])" office:value-type="string" office:string-value="" calcext:value-type="error">
            <text:p>#DIV/0!</text:p>
          </table:table-cell>
          <table:table-cell table:formula="of:=STDEV([Sheet2.B63:.F6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office:value-type="float" office:value="30.1251" calcext:value-type="float">
            <text:p>30.1251</text:p>
          </table:table-cell>
          <table:table-cell office:value-type="float" office:value="29.5683" calcext:value-type="float">
            <text:p>29.5683</text:p>
          </table:table-cell>
          <table:table-cell office:value-type="float" office:value="30.0847" calcext:value-type="float">
            <text:p>30.0847</text:p>
          </table:table-cell>
          <table:table-cell office:value-type="float" office:value="29.5924" calcext:value-type="float">
            <text:p>29.5924</text:p>
          </table:table-cell>
          <table:table-cell office:value-type="float" office:value="30.2038" calcext:value-type="float">
            <text:p>30.2038</text:p>
          </table:table-cell>
          <table:table-cell table:formula="of:=AVERAGE([Sheet2.B64:.F64])" office:value-type="float" office:value="29.91486" calcext:value-type="float">
            <text:p>29.91486</text:p>
          </table:table-cell>
          <table:table-cell table:formula="of:=STDEV([Sheet2.B64:.F64])" office:value-type="float" office:value="0.308470862481369" calcext:value-type="float">
            <text:p>0.3084708625</text:p>
          </table:table-cell>
        </table:table-row>
        <table:table-row table:style-name="ro1">
          <table:table-cell office:value-type="string" calcext:value-type="string">
            <text:p>With deoptimization, after 1</text:p>
          </table:table-cell>
          <table:table-cell table:number-columns-repeated="5"/>
          <table:table-cell table:formula="of:=AVERAGE([Sheet2.B65:.F65])" office:value-type="string" office:string-value="" calcext:value-type="error">
            <text:p>#DIV/0!</text:p>
          </table:table-cell>
          <table:table-cell table:formula="of:=STDEV([Sheet2.B65:.F6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 deoptimization, after 2</text:p>
          </table:table-cell>
          <table:table-cell table:number-columns-repeated="5"/>
          <table:table-cell table:formula="of:=AVERAGE([Sheet2.B66:.F66])" office:value-type="string" office:string-value="" calcext:value-type="error">
            <text:p>#DIV/0!</text:p>
          </table:table-cell>
          <table:table-cell table:formula="of:=STDEV([Sheet2.B66:.F6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 deoptimization, after 5</text:p>
          </table:table-cell>
          <table:table-cell office:value-type="float" office:value="30.2345" calcext:value-type="float">
            <text:p>30.2345</text:p>
          </table:table-cell>
          <table:table-cell office:value-type="float" office:value="30.2946" calcext:value-type="float">
            <text:p>30.2946</text:p>
          </table:table-cell>
          <table:table-cell office:value-type="float" office:value="30.5899" calcext:value-type="float">
            <text:p>30.5899</text:p>
          </table:table-cell>
          <table:table-cell office:value-type="float" office:value="30.4785" calcext:value-type="float">
            <text:p>30.4785</text:p>
          </table:table-cell>
          <table:table-cell office:value-type="float" office:value="30.4704" calcext:value-type="float">
            <text:p>30.4704</text:p>
          </table:table-cell>
          <table:table-cell table:formula="of:=AVERAGE([Sheet2.B67:.F67])" office:value-type="float" office:value="30.41358" calcext:value-type="float">
            <text:p>30.41358</text:p>
          </table:table-cell>
          <table:table-cell table:formula="of:=STDEV([Sheet2.B67:.F67])" office:value-type="float" office:value="0.1455659197752" calcext:value-type="float">
            <text:p>0.1455659198</text:p>
          </table:table-cell>
        </table:table-row>
        <table:table-row table:style-name="ro1">
          <table:table-cell office:value-type="string" calcext:value-type="string">
            <text:p>With deoptimization, after 10</text:p>
          </table:table-cell>
          <table:table-cell table:number-columns-repeated="5"/>
          <table:table-cell table:formula="of:=AVERAGE([Sheet2.B68:.F68])" office:value-type="string" office:string-value="" calcext:value-type="error">
            <text:p>#DIV/0!</text:p>
          </table:table-cell>
          <table:table-cell table:formula="of:=STDEV([Sheet2.B68:.F6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 deoptimization, after 10000</text:p>
          </table:table-cell>
          <table:table-cell table:number-columns-repeated="5"/>
          <table:table-cell table:formula="of:=AVERAGE([Sheet2.B69:.F69])" office:value-type="string" office:string-value="" calcext:value-type="error">
            <text:p>#DIV/0!</text:p>
          </table:table-cell>
          <table:table-cell table:formula="of:=STDEV([Sheet2.B69:.F69])" office:value-type="string" office:string-value="" calcext:value-type="error">
            <text:p>#DIV/0!</text:p>
          </table:table-cell>
        </table:table-row>
      </table:table>
      <table:table table:name="Sheet3" table:style-name="ta1"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deoptimize_2_types_very_busy.ms</text:p>
          </table:table-cell>
          <table:table-cell table:number-columns-repeated="2"/>
          <table:table-cell office:value-type="string" calcext:value-type="string">
            <text:p>200 function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office:value-type="string" calcext:value-type="string">
            <text:p>Interpreter only</text:p>
          </table:table-cell>
          <table:table-cell office:value-type="float" office:value="1.27623" calcext:value-type="float">
            <text:p>1.27623</text:p>
          </table:table-cell>
          <table:table-cell office:value-type="float" office:value="1.2399" calcext:value-type="float">
            <text:p>1.2399</text:p>
          </table:table-cell>
          <table:table-cell office:value-type="float" office:value="1.28701" calcext:value-type="float">
            <text:p>1.28701</text:p>
          </table:table-cell>
          <table:table-cell office:value-type="float" office:value="1.24507" calcext:value-type="float">
            <text:p>1.24507</text:p>
          </table:table-cell>
          <table:table-cell office:value-type="float" office:value="1.25631" calcext:value-type="float">
            <text:p>1.25631</text:p>
          </table:table-cell>
          <table:table-cell table:formula="of:=AVERAGE([.B5:.F5])" office:value-type="float" office:value="1.260904" calcext:value-type="float">
            <text:p>1.260904</text:p>
          </table:table-cell>
          <table:table-cell table:formula="of:=STDEV([.B5:.F5])" office:value-type="float" office:value="0.0201829006834993" calcext:value-type="float">
            <text:p>0.0201829007</text:p>
          </table:table-cell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office:value-type="float" office:value="0.566621" calcext:value-type="float">
            <text:p>0.566621</text:p>
          </table:table-cell>
          <table:table-cell office:value-type="float" office:value="0.564665" calcext:value-type="float">
            <text:p>0.564665</text:p>
          </table:table-cell>
          <table:table-cell office:value-type="float" office:value="0.564264" calcext:value-type="float">
            <text:p>0.564264</text:p>
          </table:table-cell>
          <table:table-cell office:value-type="float" office:value="0.564562" calcext:value-type="float">
            <text:p>0.564562</text:p>
          </table:table-cell>
          <table:table-cell office:value-type="float" office:value="0.566073" calcext:value-type="float">
            <text:p>0.566073</text:p>
          </table:table-cell>
          <table:table-cell table:formula="of:=AVERAGE([.B6:.F6])" office:value-type="float" office:value="0.565237" calcext:value-type="float">
            <text:p>0.565237</text:p>
          </table:table-cell>
          <table:table-cell table:formula="of:=STDEV([.B6:.F6])" office:value-type="float" office:value="0.001042100043182" calcext:value-type="float">
            <text:p>0.0010421</text:p>
          </table:table-cell>
        </table:table-row>
        <table:table-row table:style-name="ro1">
          <table:table-cell office:value-type="string" calcext:value-type="string">
            <text:p>Interpreter only inline caching</text:p>
          </table:table-cell>
          <table:table-cell office:value-type="float" office:value="1.10609" calcext:value-type="float">
            <text:p>1.10609</text:p>
          </table:table-cell>
          <table:table-cell office:value-type="float" office:value="1.1009" calcext:value-type="float">
            <text:p>1.1009</text:p>
          </table:table-cell>
          <table:table-cell office:value-type="float" office:value="1.08784" calcext:value-type="float">
            <text:p>1.08784</text:p>
          </table:table-cell>
          <table:table-cell office:value-type="float" office:value="1.08181" calcext:value-type="float">
            <text:p>1.08181</text:p>
          </table:table-cell>
          <table:table-cell office:value-type="float" office:value="1.09041" calcext:value-type="float">
            <text:p>1.09041</text:p>
          </table:table-cell>
          <table:table-cell table:formula="of:=AVERAGE([.B7:.F7])" office:value-type="float" office:value="1.09341" calcext:value-type="float">
            <text:p>1.09341</text:p>
          </table:table-cell>
          <table:table-cell table:formula="of:=STDEV([.B7:.F7])" office:value-type="float" office:value="0.00989276756019267" calcext:value-type="float">
            <text:p>0.0098927676</text:p>
          </table:table-cell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office:value-type="float" office:value="0.516257" calcext:value-type="float">
            <text:p>0.516257</text:p>
          </table:table-cell>
          <table:table-cell office:value-type="float" office:value="0.508721" calcext:value-type="float">
            <text:p>0.508721</text:p>
          </table:table-cell>
          <table:table-cell office:value-type="float" office:value="0.513756" calcext:value-type="float">
            <text:p>0.513756</text:p>
          </table:table-cell>
          <table:table-cell office:value-type="float" office:value="0.506978" calcext:value-type="float">
            <text:p>0.506978</text:p>
          </table:table-cell>
          <table:table-cell office:value-type="float" office:value="0.511384" calcext:value-type="float">
            <text:p>0.511384</text:p>
          </table:table-cell>
          <table:table-cell table:formula="of:=AVERAGE([.B8:.F8])" office:value-type="float" office:value="0.5114192" calcext:value-type="float">
            <text:p>0.5114192</text:p>
          </table:table-cell>
          <table:table-cell table:formula="of:=STDEV([.B8:.F8])" office:value-type="float" office:value="0.00373733604322652" calcext:value-type="float">
            <text:p>0.003737336</text:p>
          </table:table-cell>
        </table:table-row>
        <table:table-row table:style-name="ro1">
          <table:table-cell office:value-type="string" calcext:value-type="string">
            <text:p>With deoptimization, after 1</text:p>
          </table:table-cell>
          <table:table-cell table:number-columns-repeated="5"/>
          <table:table-cell table:formula="of:=AVERAGE([.B9:.F9])" office:value-type="string" office:string-value="" calcext:value-type="error">
            <text:p>#DIV/0!</text:p>
          </table:table-cell>
          <table:table-cell table:formula="of:=STDEV([.B9:.F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 deoptimization, after 2</text:p>
          </table:table-cell>
          <table:table-cell table:number-columns-repeated="5"/>
          <table:table-cell table:formula="of:=AVERAGE([.B10:.F10])" office:value-type="string" office:string-value="" calcext:value-type="error">
            <text:p>#DIV/0!</text:p>
          </table:table-cell>
          <table:table-cell table:formula="of:=STDEV([.B10:.F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 deoptimization, after 5</text:p>
          </table:table-cell>
          <table:table-cell office:value-type="float" office:value="0.641303" calcext:value-type="float">
            <text:p>0.641303</text:p>
          </table:table-cell>
          <table:table-cell office:value-type="float" office:value="0.629967" calcext:value-type="float">
            <text:p>0.629967</text:p>
          </table:table-cell>
          <table:table-cell office:value-type="float" office:value="0.629494" calcext:value-type="float">
            <text:p>0.629494</text:p>
          </table:table-cell>
          <table:table-cell office:value-type="float" office:value="0.632138" calcext:value-type="float">
            <text:p>0.632138</text:p>
          </table:table-cell>
          <table:table-cell office:value-type="float" office:value="0.635085" calcext:value-type="float">
            <text:p>0.635085</text:p>
          </table:table-cell>
          <table:table-cell table:formula="of:=AVERAGE([.B11:.F11])" office:value-type="float" office:value="0.6335974" calcext:value-type="float">
            <text:p>0.6335974</text:p>
          </table:table-cell>
          <table:table-cell table:formula="of:=STDEV([.B11:.F11])" office:value-type="float" office:value="0.00484088755291837" calcext:value-type="float">
            <text:p>0.0048408876</text:p>
          </table:table-cell>
        </table:table-row>
        <table:table-row table:style-name="ro1">
          <table:table-cell office:value-type="string" calcext:value-type="string">
            <text:p>With deoptimization, after 10</text:p>
          </table:table-cell>
          <table:table-cell table:number-columns-repeated="5"/>
          <table:table-cell table:formula="of:=AVERAGE([.B12:.F12])" office:value-type="string" office:string-value="" calcext:value-type="error">
            <text:p>#DIV/0!</text:p>
          </table:table-cell>
          <table:table-cell table:formula="of:=STDEV([.B12:.F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 deoptimization, after 10000</text:p>
          </table:table-cell>
          <table:table-cell table:number-columns-repeated="5"/>
          <table:table-cell table:formula="of:=AVERAGE([.B13:.F13])" office:value-type="string" office:string-value="" calcext:value-type="error">
            <text:p>#DIV/0!</text:p>
          </table:table-cell>
          <table:table-cell table:formula="of:=STDEV([.B13:.F13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 inline cach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preter only inline cach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 deoptimization, after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 deoptimization, after 2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With deoptimization, after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 deoptimization, after 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 deoptimization, after 10000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Time – 1000k iterations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office:value-type="string" calcext:value-type="string">
            <text:p>Interpreter only</text:p>
          </table:table-cell>
          <table:table-cell office:value-type="float" office:value="11.2096" calcext:value-type="float">
            <text:p>11.2096</text:p>
          </table:table-cell>
          <table:table-cell office:value-type="float" office:value="11.6014" calcext:value-type="float">
            <text:p>11.6014</text:p>
          </table:table-cell>
          <table:table-cell office:value-type="float" office:value="11.3494" calcext:value-type="float">
            <text:p>11.3494</text:p>
          </table:table-cell>
          <table:table-cell office:value-type="float" office:value="11.7048" calcext:value-type="float">
            <text:p>11.7048</text:p>
          </table:table-cell>
          <table:table-cell office:value-type="float" office:value="11.4533" calcext:value-type="float">
            <text:p>11.4533</text:p>
          </table:table-cell>
          <table:table-cell table:formula="of:=AVERAGE([Sheet3.B32:.F32])" office:value-type="float" office:value="11.4637" calcext:value-type="float">
            <text:p>11.4637</text:p>
          </table:table-cell>
          <table:table-cell table:formula="of:=STDEV([Sheet3.B32:.F32])" office:value-type="float" office:value="0.196742191712912" calcext:value-type="float">
            <text:p>0.1967421917</text:p>
          </table:table-cell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office:value-type="float" office:value="3.70275" calcext:value-type="float">
            <text:p>3.70275</text:p>
          </table:table-cell>
          <table:table-cell office:value-type="float" office:value="3.69431" calcext:value-type="float">
            <text:p>3.69431</text:p>
          </table:table-cell>
          <table:table-cell office:value-type="float" office:value="3.69127" calcext:value-type="float">
            <text:p>3.69127</text:p>
          </table:table-cell>
          <table:table-cell office:value-type="float" office:value="3.73121" calcext:value-type="float">
            <text:p>3.73121</text:p>
          </table:table-cell>
          <table:table-cell office:value-type="float" office:value="3.72431" calcext:value-type="float">
            <text:p>3.72431</text:p>
          </table:table-cell>
          <table:table-cell table:formula="of:=AVERAGE([Sheet3.B33:.F33])" office:value-type="float" office:value="3.70877" calcext:value-type="float">
            <text:p>3.70877</text:p>
          </table:table-cell>
          <table:table-cell table:formula="of:=STDEV([Sheet3.B33:.F33])" office:value-type="float" office:value="0.0180043550287144" calcext:value-type="float">
            <text:p>0.018004355</text:p>
          </table:table-cell>
        </table:table-row>
        <table:table-row table:style-name="ro1">
          <table:table-cell office:value-type="string" calcext:value-type="string">
            <text:p>Interpreter only inline caching</text:p>
          </table:table-cell>
          <table:table-cell office:value-type="float" office:value="11.0993" calcext:value-type="float">
            <text:p>11.0993</text:p>
          </table:table-cell>
          <table:table-cell office:value-type="float" office:value="11.0253" calcext:value-type="float">
            <text:p>11.0253</text:p>
          </table:table-cell>
          <table:table-cell table:number-columns-repeated="3"/>
          <table:table-cell table:formula="of:=AVERAGE([Sheet3.B34:.F34])" office:value-type="float" office:value="11.0623" calcext:value-type="float">
            <text:p>11.0623</text:p>
          </table:table-cell>
          <table:table-cell table:formula="of:=STDEV([Sheet3.B34:.F34])" office:value-type="float" office:value="0.0523259018078044" calcext:value-type="float">
            <text:p>0.0523259018</text:p>
          </table:table-cell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office:value-type="float" office:value="3.21532" calcext:value-type="float">
            <text:p>3.21532</text:p>
          </table:table-cell>
          <table:table-cell office:value-type="float" office:value="3.15068" calcext:value-type="float">
            <text:p>3.15068</text:p>
          </table:table-cell>
          <table:table-cell office:value-type="float" office:value="3.19367" calcext:value-type="float">
            <text:p>3.19367</text:p>
          </table:table-cell>
          <table:table-cell office:value-type="float" office:value="3.12985" calcext:value-type="float">
            <text:p>3.12985</text:p>
          </table:table-cell>
          <table:table-cell office:value-type="float" office:value="3.15237" calcext:value-type="float">
            <text:p>3.15237</text:p>
          </table:table-cell>
          <table:table-cell table:formula="of:=AVERAGE([Sheet3.B35:.F35])" office:value-type="float" office:value="3.168378" calcext:value-type="float">
            <text:p>3.168378</text:p>
          </table:table-cell>
          <table:table-cell table:formula="of:=STDEV([Sheet3.B35:.F35])" office:value-type="float" office:value="0.0349897080582277" calcext:value-type="float">
            <text:p>0.0349897081</text:p>
          </table:table-cell>
        </table:table-row>
        <table:table-row table:style-name="ro1">
          <table:table-cell office:value-type="string" calcext:value-type="string">
            <text:p>With deoptimization, after 1</text:p>
          </table:table-cell>
          <table:table-cell table:number-columns-repeated="5"/>
          <table:table-cell table:formula="of:=AVERAGE([Sheet3.B36:.F36])" office:value-type="string" office:string-value="" calcext:value-type="error">
            <text:p>#DIV/0!</text:p>
          </table:table-cell>
          <table:table-cell table:formula="of:=STDEV([Sheet3.B36:.F3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 deoptimization, after 2</text:p>
          </table:table-cell>
          <table:table-cell table:number-columns-repeated="5"/>
          <table:table-cell table:formula="of:=AVERAGE([Sheet3.B37:.F37])" office:value-type="string" office:string-value="" calcext:value-type="error">
            <text:p>#DIV/0!</text:p>
          </table:table-cell>
          <table:table-cell table:formula="of:=STDEV([Sheet3.B37:.F3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 deoptimization, after 5</text:p>
          </table:table-cell>
          <table:table-cell office:value-type="float" office:value="3.31958" calcext:value-type="float">
            <text:p>3.31958</text:p>
          </table:table-cell>
          <table:table-cell office:value-type="float" office:value="3.33577" calcext:value-type="float">
            <text:p>3.33577</text:p>
          </table:table-cell>
          <table:table-cell office:value-type="float" office:value="3.32442" calcext:value-type="float">
            <text:p>3.32442</text:p>
          </table:table-cell>
          <table:table-cell office:value-type="float" office:value="3.341" calcext:value-type="float">
            <text:p>3.341</text:p>
          </table:table-cell>
          <table:table-cell office:value-type="float" office:value="3.34896" calcext:value-type="float">
            <text:p>3.34896</text:p>
          </table:table-cell>
          <table:table-cell table:formula="of:=AVERAGE([Sheet3.B38:.F38])" office:value-type="float" office:value="3.333946" calcext:value-type="float">
            <text:p>3.333946</text:p>
          </table:table-cell>
          <table:table-cell table:formula="of:=STDEV([Sheet3.B38:.F38])" office:value-type="float" office:value="0.0119961735565971" calcext:value-type="float">
            <text:p>0.0119961736</text:p>
          </table:table-cell>
        </table:table-row>
        <table:table-row table:style-name="ro1">
          <table:table-cell office:value-type="string" calcext:value-type="string">
            <text:p>With deoptimization, after 10</text:p>
          </table:table-cell>
          <table:table-cell table:number-columns-repeated="5"/>
          <table:table-cell table:formula="of:=AVERAGE([Sheet3.B39:.F39])" office:value-type="string" office:string-value="" calcext:value-type="error">
            <text:p>#DIV/0!</text:p>
          </table:table-cell>
          <table:table-cell table:formula="of:=STDEV([Sheet3.B39:.F3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 deoptimization, after 10000</text:p>
          </table:table-cell>
          <table:table-cell table:number-columns-repeated="5"/>
          <table:table-cell table:formula="of:=AVERAGE([Sheet3.B40:.F40])" office:value-type="string" office:string-value="" calcext:value-type="error">
            <text:p>#DIV/0!</text:p>
          </table:table-cell>
          <table:table-cell table:formula="of:=STDEV([Sheet3.B40:.F40])" office:value-type="string" office:string-value="" calcext:value-type="error">
            <text:p>#DIV/0!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 inline cach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preter only inline cach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 deoptimization, after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 deoptimization, after 2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With deoptimization, after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 deoptimization, after 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 deoptimization, after 10000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ime – 10m iterations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office:value-type="string" calcext:value-type="string">
            <text:p>Interpreter only</text:p>
          </table:table-cell>
          <table:table-cell table:number-columns-repeated="5"/>
          <table:table-cell table:formula="of:=AVERAGE([Sheet3.B61:.F61])" office:value-type="string" office:string-value="" calcext:value-type="error">
            <text:p>#DIV/0!</text:p>
          </table:table-cell>
          <table:table-cell table:formula="of:=STDEV([Sheet3.B61:.F6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office:value-type="float" office:value="34.8197" calcext:value-type="float">
            <text:p>34.8197</text:p>
          </table:table-cell>
          <table:table-cell office:value-type="float" office:value="34.9616" calcext:value-type="float">
            <text:p>34.9616</text:p>
          </table:table-cell>
          <table:table-cell office:value-type="float" office:value="35.2375" calcext:value-type="float">
            <text:p>35.2375</text:p>
          </table:table-cell>
          <table:table-cell office:value-type="float" office:value="34.8844" calcext:value-type="float">
            <text:p>34.8844</text:p>
          </table:table-cell>
          <table:table-cell office:value-type="float" office:value="34.9736" calcext:value-type="float">
            <text:p>34.9736</text:p>
          </table:table-cell>
          <table:table-cell table:formula="of:=AVERAGE([Sheet3.B62:.F62])" office:value-type="float" office:value="34.97536" calcext:value-type="float">
            <text:p>34.97536</text:p>
          </table:table-cell>
          <table:table-cell table:formula="of:=STDEV([Sheet3.B62:.F62])" office:value-type="float" office:value="0.159227488204769" calcext:value-type="float">
            <text:p>0.1592274882</text:p>
          </table:table-cell>
        </table:table-row>
        <table:table-row table:style-name="ro1">
          <table:table-cell office:value-type="string" calcext:value-type="string">
            <text:p>Interpreter only inline caching</text:p>
          </table:table-cell>
          <table:table-cell table:number-columns-repeated="5"/>
          <table:table-cell table:formula="of:=AVERAGE([Sheet3.B63:.F63])" office:value-type="string" office:string-value="" calcext:value-type="error">
            <text:p>#DIV/0!</text:p>
          </table:table-cell>
          <table:table-cell table:formula="of:=STDEV([Sheet3.B63:.F6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office:value-type="float" office:value="30.3604" calcext:value-type="float">
            <text:p>30.3604</text:p>
          </table:table-cell>
          <table:table-cell office:value-type="float" office:value="31.6021" calcext:value-type="float">
            <text:p>31.6021</text:p>
          </table:table-cell>
          <table:table-cell office:value-type="float" office:value="30.521" calcext:value-type="float">
            <text:p>30.521</text:p>
          </table:table-cell>
          <table:table-cell office:value-type="float" office:value="29.5627" calcext:value-type="float">
            <text:p>29.5627</text:p>
          </table:table-cell>
          <table:table-cell office:value-type="float" office:value="30.943" calcext:value-type="float">
            <text:p>30.943</text:p>
          </table:table-cell>
          <table:table-cell table:formula="of:=AVERAGE([Sheet3.B64:.F64])" office:value-type="float" office:value="30.59784" calcext:value-type="float">
            <text:p>30.59784</text:p>
          </table:table-cell>
          <table:table-cell table:formula="of:=STDEV([Sheet3.B64:.F64])" office:value-type="float" office:value="0.751909324985401" calcext:value-type="float">
            <text:p>0.751909325</text:p>
          </table:table-cell>
        </table:table-row>
        <table:table-row table:style-name="ro1">
          <table:table-cell office:value-type="string" calcext:value-type="string">
            <text:p>With deoptimization, after 1</text:p>
          </table:table-cell>
          <table:table-cell table:number-columns-repeated="5"/>
          <table:table-cell table:formula="of:=AVERAGE([Sheet3.B65:.F65])" office:value-type="string" office:string-value="" calcext:value-type="error">
            <text:p>#DIV/0!</text:p>
          </table:table-cell>
          <table:table-cell table:formula="of:=STDEV([Sheet3.B65:.F6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 deoptimization, after 2</text:p>
          </table:table-cell>
          <table:table-cell table:number-columns-repeated="5"/>
          <table:table-cell table:formula="of:=AVERAGE([Sheet3.B66:.F66])" office:value-type="string" office:string-value="" calcext:value-type="error">
            <text:p>#DIV/0!</text:p>
          </table:table-cell>
          <table:table-cell table:formula="of:=STDEV([Sheet3.B66:.F6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 deoptimization, after 5</text:p>
          </table:table-cell>
          <table:table-cell office:value-type="float" office:value="30.4555" calcext:value-type="float">
            <text:p>30.4555</text:p>
          </table:table-cell>
          <table:table-cell office:value-type="float" office:value="30.4196" calcext:value-type="float">
            <text:p>30.4196</text:p>
          </table:table-cell>
          <table:table-cell office:value-type="float" office:value="30.6197" calcext:value-type="float">
            <text:p>30.6197</text:p>
          </table:table-cell>
          <table:table-cell office:value-type="float" office:value="30.2908" calcext:value-type="float">
            <text:p>30.2908</text:p>
          </table:table-cell>
          <table:table-cell office:value-type="float" office:value="30.3904" calcext:value-type="float">
            <text:p>30.3904</text:p>
          </table:table-cell>
          <table:table-cell table:formula="of:=AVERAGE([Sheet3.B67:.F67])" office:value-type="float" office:value="30.4352" calcext:value-type="float">
            <text:p>30.4352</text:p>
          </table:table-cell>
          <table:table-cell table:formula="of:=STDEV([Sheet3.B67:.F67])" office:value-type="float" office:value="0.119952177971057" calcext:value-type="float">
            <text:p>0.119952178</text:p>
          </table:table-cell>
        </table:table-row>
        <table:table-row table:style-name="ro1">
          <table:table-cell office:value-type="string" calcext:value-type="string">
            <text:p>With deoptimization, after 10</text:p>
          </table:table-cell>
          <table:table-cell table:number-columns-repeated="5"/>
          <table:table-cell table:formula="of:=AVERAGE([Sheet3.B68:.F68])" office:value-type="string" office:string-value="" calcext:value-type="error">
            <text:p>#DIV/0!</text:p>
          </table:table-cell>
          <table:table-cell table:formula="of:=STDEV([Sheet3.B68:.F6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 deoptimization, after 10000</text:p>
          </table:table-cell>
          <table:table-cell table:number-columns-repeated="5"/>
          <table:table-cell table:formula="of:=AVERAGE([Sheet3.B69:.F69])" office:value-type="string" office:string-value="" calcext:value-type="error">
            <text:p>#DIV/0!</text:p>
          </table:table-cell>
          <table:table-cell table:formula="of:=STDEV([Sheet3.B69:.F69])" office:value-type="string" office:string-value="" calcext:value-type="error">
            <text:p>#DIV/0!</text:p>
          </table:table-cell>
        </table:table-row>
      </table:table>
      <table:table table:name="Sheet4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eoptimize_5_20-busy.ms</text:p>
          </table:table-cell>
          <table:table-cell table:number-columns-repeated="2"/>
          <table:table-cell office:value-type="string" calcext:value-type="string">
            <text:p>20 functions</text:p>
          </table:table-cell>
          <table:table-cell office:value-type="string" calcext:value-type="string">
            <text:p>200000 iterations * 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preter only</text:p>
          </table:table-cell>
          <table:table-cell office:value-type="float" office:value="28.7754" calcext:value-type="float">
            <text:p>28.7754</text:p>
          </table:table-cell>
          <table:table-cell office:value-type="float" office:value="28.5403" calcext:value-type="float">
            <text:p>28.5403</text:p>
          </table:table-cell>
          <table:table-cell office:value-type="float" office:value="28.8126" calcext:value-type="float">
            <text:p>28.8126</text:p>
          </table:table-cell>
          <table:table-cell office:value-type="float" office:value="28.6041" calcext:value-type="float">
            <text:p>28.6041</text:p>
          </table:table-cell>
          <table:table-cell office:value-type="float" office:value="28.6105" calcext:value-type="float">
            <text:p>28.6105</text:p>
          </table:table-cell>
          <table:table-cell table:formula="of:=AVERAGE([.B5:.F5])" office:value-type="float" office:value="28.66858" calcext:value-type="float">
            <text:p>28.66858</text:p>
          </table:table-cell>
          <table:table-cell table:formula="of:=STDEV([.B5:.F5])" office:value-type="float" office:value="0.118468337542147" calcext:value-type="float">
            <text:p>0.1184683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office:value-type="float" office:value="4.22415" calcext:value-type="float">
            <text:p>4.22415</text:p>
          </table:table-cell>
          <table:table-cell office:value-type="float" office:value="4.22886" calcext:value-type="float">
            <text:p>4.22886</text:p>
          </table:table-cell>
          <table:table-cell office:value-type="float" office:value="4.25109" calcext:value-type="float">
            <text:p>4.25109</text:p>
          </table:table-cell>
          <table:table-cell office:value-type="float" office:value="4.34846" calcext:value-type="float">
            <text:p>4.34846</text:p>
          </table:table-cell>
          <table:table-cell office:value-type="float" office:value="4.25518" calcext:value-type="float">
            <text:p>4.25518</text:p>
          </table:table-cell>
          <table:table-cell table:formula="of:=AVERAGE([.B6:.F6])" office:value-type="float" office:value="4.261548" calcext:value-type="float">
            <text:p>4.261548</text:p>
          </table:table-cell>
          <table:table-cell table:formula="of:=STDEV([.B6:.F6])" office:value-type="float" office:value="0.0504250252354921" calcext:value-type="float">
            <text:p>0.050425025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nterpreter only inline caching</text:p>
          </table:table-cell>
          <table:table-cell table:style-name="ce3" office:value-type="float" office:value="28.9606" calcext:value-type="float">
            <text:p>28.9606</text:p>
          </table:table-cell>
          <table:table-cell table:style-name="ce3" office:value-type="float" office:value="29.1786" calcext:value-type="float">
            <text:p>29.1786</text:p>
          </table:table-cell>
          <table:table-cell table:style-name="ce3" table:number-columns-repeated="3"/>
          <table:table-cell table:style-name="ce3" table:formula="of:=AVERAGE([.B7:.F7])" office:value-type="float" office:value="29.0696" calcext:value-type="float">
            <text:p>29.0696</text:p>
          </table:table-cell>
          <table:table-cell table:style-name="ce3" table:formula="of:=STDEV([.B7:.F7])" office:value-type="float" office:value="0.154149278298667" calcext:value-type="float">
            <text:p>0.1541492783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office:value-type="float" office:value="4.30591" calcext:value-type="float">
            <text:p>4.30591</text:p>
          </table:table-cell>
          <table:table-cell office:value-type="float" office:value="4.32497" calcext:value-type="float">
            <text:p>4.32497</text:p>
          </table:table-cell>
          <table:table-cell office:value-type="float" office:value="4.30798" calcext:value-type="float">
            <text:p>4.30798</text:p>
          </table:table-cell>
          <table:table-cell office:value-type="float" office:value="4.32364" calcext:value-type="float">
            <text:p>4.32364</text:p>
          </table:table-cell>
          <table:table-cell office:value-type="float" office:value="4.34842" calcext:value-type="float">
            <text:p>4.34842</text:p>
          </table:table-cell>
          <table:table-cell table:formula="of:=AVERAGE([.B8:.F8])" office:value-type="float" office:value="4.322184" calcext:value-type="float">
            <text:p>4.322184</text:p>
          </table:table-cell>
          <table:table-cell table:formula="of:=STDEV([.B8:.F8])" office:value-type="float" office:value="0.0170646280357939" calcext:value-type="float">
            <text:p>0.0170646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th deoptimization, after 1</text:p>
          </table:table-cell>
          <table:table-cell table:number-columns-repeated="5"/>
          <table:table-cell table:formula="of:=AVERAGE([.B9:.F9])" office:value-type="string" office:string-value="" calcext:value-type="error">
            <text:p>#DIV/0!</text:p>
          </table:table-cell>
          <table:table-cell table:formula="of:=STDEV([.B9:.F9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th deoptimization, after 2</text:p>
          </table:table-cell>
          <table:table-cell table:number-columns-repeated="5"/>
          <table:table-cell table:formula="of:=AVERAGE([.B10:.F10])" office:value-type="string" office:string-value="" calcext:value-type="error">
            <text:p>#DIV/0!</text:p>
          </table:table-cell>
          <table:table-cell table:formula="of:=STDEV([.B10:.F10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th deoptimization, after 5</text:p>
          </table:table-cell>
          <table:table-cell office:value-type="float" office:value="4.3521" calcext:value-type="float">
            <text:p>4.3521</text:p>
          </table:table-cell>
          <table:table-cell office:value-type="float" office:value="4.36656" calcext:value-type="float">
            <text:p>4.36656</text:p>
          </table:table-cell>
          <table:table-cell office:value-type="float" office:value="4.35123" calcext:value-type="float">
            <text:p>4.35123</text:p>
          </table:table-cell>
          <table:table-cell office:value-type="float" office:value="4.36051" calcext:value-type="float">
            <text:p>4.36051</text:p>
          </table:table-cell>
          <table:table-cell office:value-type="float" office:value="4.35448" calcext:value-type="float">
            <text:p>4.35448</text:p>
          </table:table-cell>
          <table:table-cell table:formula="of:=AVERAGE([.B11:.F11])" office:value-type="float" office:value="4.356976" calcext:value-type="float">
            <text:p>4.356976</text:p>
          </table:table-cell>
          <table:table-cell table:formula="of:=STDEV([.B11:.F11])" office:value-type="float" office:value="0.00646846426905166" calcext:value-type="float">
            <text:p>0.00646846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th deoptimization, after 10</text:p>
          </table:table-cell>
          <table:table-cell table:number-columns-repeated="5"/>
          <table:table-cell table:formula="of:=AVERAGE([.B12:.F12])" office:value-type="string" office:string-value="" calcext:value-type="error">
            <text:p>#DIV/0!</text:p>
          </table:table-cell>
          <table:table-cell table:formula="of:=STDEV([.B12:.F12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th deoptimization, after 10000</text:p>
          </table:table-cell>
          <table:table-cell office:value-type="float" office:value="4.3597" calcext:value-type="float">
            <text:p>4.3597</text:p>
          </table:table-cell>
          <table:table-cell office:value-type="float" office:value="4.36425" calcext:value-type="float">
            <text:p>4.36425</text:p>
          </table:table-cell>
          <table:table-cell office:value-type="float" office:value="4.42712" calcext:value-type="float">
            <text:p>4.42712</text:p>
          </table:table-cell>
          <table:table-cell office:value-type="float" office:value="4.35466" calcext:value-type="float">
            <text:p>4.35466</text:p>
          </table:table-cell>
          <table:table-cell office:value-type="float" office:value="4.35931" calcext:value-type="float">
            <text:p>4.35931</text:p>
          </table:table-cell>
          <table:table-cell table:formula="of:=AVERAGE([.B13:.F13])" office:value-type="float" office:value="4.373008" calcext:value-type="float">
            <text:p>4.373008</text:p>
          </table:table-cell>
          <table:table-cell table:formula="of:=STDEV([.B13:.F13])" office:value-type="float" office:value="0.03043927676539" calcext:value-type="float">
            <text:p>0.0304392768</text:p>
          </table:table-cell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 inline caching</text:p>
          </table:table-cell>
          <table:table-cell table:number-columns-repeated="2" office:value-type="string" calcext:value-type="string">
            <text:p>107KB</text:p>
          </table:table-cell>
          <table:table-cell office:value-type="string" calcext:value-type="string">
            <text:p>106KB</text:p>
          </table:table-cell>
          <table:table-cell table:number-columns-repeated="2" office:value-type="string" calcext:value-type="string">
            <text:p>107KB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office:value-type="string" calcext:value-type="string">
            <text:p>130KB</text:p>
          </table:table-cell>
          <table:table-cell table:number-columns-repeated="2" office:value-type="string" calcext:value-type="string">
            <text:p>131KB</text:p>
          </table:table-cell>
          <table:table-cell table:number-columns-repeated="2" office:value-type="string" calcext:value-type="string">
            <text:p>130K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reter only inline caching</text:p>
          </table:table-cell>
          <table:table-cell office:value-type="string" calcext:value-type="string">
            <text:p>107KB</text:p>
          </table:table-cell>
          <table:table-cell table:number-columns-repeated="2" office:value-type="string" calcext:value-type="string">
            <text:p>106KB</text:p>
          </table:table-cell>
          <table:table-cell office:value-type="string" calcext:value-type="string">
            <text:p>107KB</text:p>
          </table:table-cell>
          <table:table-cell office:value-type="string" calcext:value-type="string">
            <text:p>106K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office:value-type="string" calcext:value-type="string">
            <text:p>130K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 deoptimization, after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th deoptimization, after 2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With deoptimization, after 5</text:p>
          </table:table-cell>
          <table:table-cell table:number-columns-repeated="2" office:value-type="string" calcext:value-type="string">
            <text:p>131KB</text:p>
          </table:table-cell>
          <table:table-cell table:number-columns-repeated="2" office:value-type="string" calcext:value-type="string">
            <text:p>130KB</text:p>
          </table:table-cell>
          <table:table-cell office:value-type="string" calcext:value-type="string">
            <text:p>131K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th deoptimization, aft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th deoptimization, after 10000</text:p>
          </table:table-cell>
          <table:table-cell table:number-columns-repeated="5" office:value-type="string" calcext:value-type="string">
            <text:p>131KB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Interpreter only</text:p>
          </table:table-cell>
          <table:table-cell office:value-type="float" office:value="28.7754" calcext:value-type="float">
            <text:p>28.7754</text:p>
          </table:table-cell>
          <table:table-cell office:value-type="float" office:value="28.5403" calcext:value-type="float">
            <text:p>28.5403</text:p>
          </table:table-cell>
          <table:table-cell office:value-type="float" office:value="28.8126" calcext:value-type="float">
            <text:p>28.8126</text:p>
          </table:table-cell>
          <table:table-cell office:value-type="float" office:value="28.6041" calcext:value-type="float">
            <text:p>28.6041</text:p>
          </table:table-cell>
          <table:table-cell office:value-type="float" office:value="28.6105" calcext:value-type="float">
            <text:p>28.6105</text:p>
          </table:table-cell>
          <table:table-cell table:formula="of:=AVERAGE([.B43:.F43])" office:value-type="float" office:value="28.66858" calcext:value-type="float">
            <text:p>28.66858</text:p>
          </table:table-cell>
          <table:table-cell table:formula="of:=STDEV([.B43:.F43])" office:value-type="float" office:value="0.118468337542147" calcext:value-type="float">
            <text:p>0.1184683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office:value-type="float" office:value="4.22415" calcext:value-type="float">
            <text:p>4.22415</text:p>
          </table:table-cell>
          <table:table-cell office:value-type="float" office:value="4.22886" calcext:value-type="float">
            <text:p>4.22886</text:p>
          </table:table-cell>
          <table:table-cell office:value-type="float" office:value="4.25109" calcext:value-type="float">
            <text:p>4.25109</text:p>
          </table:table-cell>
          <table:table-cell office:value-type="float" office:value="4.34846" calcext:value-type="float">
            <text:p>4.34846</text:p>
          </table:table-cell>
          <table:table-cell office:value-type="float" office:value="4.25518" calcext:value-type="float">
            <text:p>4.255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office:value-type="float" office:value="4.30591" calcext:value-type="float">
            <text:p>4.30591</text:p>
          </table:table-cell>
          <table:table-cell office:value-type="float" office:value="4.32497" calcext:value-type="float">
            <text:p>4.32497</text:p>
          </table:table-cell>
          <table:table-cell office:value-type="float" office:value="4.30798" calcext:value-type="float">
            <text:p>4.30798</text:p>
          </table:table-cell>
          <table:table-cell office:value-type="float" office:value="4.32364" calcext:value-type="float">
            <text:p>4.32364</text:p>
          </table:table-cell>
          <table:table-cell office:value-type="float" office:value="4.34842" calcext:value-type="float">
            <text:p>4.348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th deoptimization, after 5</text:p>
          </table:table-cell>
          <table:table-cell office:value-type="float" office:value="4.3521" calcext:value-type="float">
            <text:p>4.3521</text:p>
          </table:table-cell>
          <table:table-cell office:value-type="float" office:value="4.36656" calcext:value-type="float">
            <text:p>4.36656</text:p>
          </table:table-cell>
          <table:table-cell office:value-type="float" office:value="4.35123" calcext:value-type="float">
            <text:p>4.35123</text:p>
          </table:table-cell>
          <table:table-cell office:value-type="float" office:value="4.36051" calcext:value-type="float">
            <text:p>4.36051</text:p>
          </table:table-cell>
          <table:table-cell office:value-type="float" office:value="4.35448" calcext:value-type="float">
            <text:p>4.3544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table:formula="of:=AVERAGE([.B44:.F44])" office:value-type="float" office:value="4.261548" calcext:value-type="float">
            <text:p>4.261548</text:p>
          </table:table-cell>
          <table:table-cell table:formula="of:=STDEV([.B44:.F44])" office:value-type="float" office:value="0.0504250252354921" calcext:value-type="float">
            <text:p>0.05042502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table:formula="of:=AVERAGE([.B45:.F45])" office:value-type="float" office:value="4.322184" calcext:value-type="float">
            <text:p>4.322184</text:p>
          </table:table-cell>
          <table:table-cell table:formula="of:=STDEV([.B45:.F45])" office:value-type="float" office:value="0.0170646280357939" calcext:value-type="float">
            <text:p>0.0170646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 deoptimization, after 5</text:p>
          </table:table-cell>
          <table:table-cell table:formula="of:=AVERAGE([.B46:.F46])" office:value-type="float" office:value="4.356976" calcext:value-type="float">
            <text:p>4.356976</text:p>
          </table:table-cell>
          <table:table-cell table:formula="of:=STDEV([.B46:.F46])" office:value-type="float" office:value="0.00646846426905166" calcext:value-type="float">
            <text:p>0.0064684643</text:p>
          </table:table-cell>
          <table:table-cell table:number-columns-repeated="1021"/>
        </table:table-row>
      </table:table>
      <table:table table:name="Sheet5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ime to compile simple closure with 1 argument</text:p>
          </table:table-cell>
          <table:table-cell table:number-columns-repeated="5"/>
        </table:table-row>
        <table:table-row table:style-name="ro1">
          <table:table-cell office:value-type="float" office:value="0.14321" calcext:value-type="float">
            <text:p>0.14321</text:p>
          </table:table-cell>
          <table:table-cell table:number-columns-repeated="5"/>
        </table:table-row>
        <table:table-row table:style-name="ro1">
          <table:table-cell office:value-type="float" office:value="0.145276" calcext:value-type="float">
            <text:p>0.145276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office:value-type="float" office:value="0.153738" calcext:value-type="float">
            <text:p>0.153738</text:p>
          </table:table-cell>
          <table:table-cell table:number-columns-repeated="3"/>
          <table:table-cell table:formula="of:=AVERAGE([.A2:.A6])" office:value-type="float" office:value="0.148762" calcext:value-type="float">
            <text:p>0.148762</text:p>
          </table:table-cell>
          <table:table-cell table:formula="of:=STDEV([.A2:.A6])" office:value-type="float" office:value="0.00449561247217773" calcext:value-type="float">
            <text:p>0.0044956125</text:p>
          </table:table-cell>
        </table:table-row>
        <table:table-row table:style-name="ro1">
          <table:table-cell office:value-type="float" office:value="0.152351" calcext:value-type="float">
            <text:p>0.152351</text:p>
          </table:table-cell>
          <table:table-cell table:number-columns-repeated="5"/>
        </table:table-row>
        <table:table-row table:style-name="ro1">
          <table:table-cell office:value-type="float" office:value="0.149235" calcext:value-type="float">
            <text:p>0.149235</text:p>
          </table:table-cell>
          <table:table-cell table:number-columns-repeated="5"/>
        </table:table-row>
      </table:table>
      <table:table table:name="Sheet6" table:style-name="ta1">
        <table:table-column table:style-name="co2" table:default-cell-style-name="Default"/>
        <table:table-row table:style-name="ro1">
          <table:table-cell office:value-type="string" calcext:value-type="string">
            <text:p>Interpreter only</text:p>
          </table:table-cell>
        </table:table-row>
        <table:table-row table:style-name="ro1">
          <table:table-cell office:value-type="string" calcext:value-type="string">
            <text:p>Interpreter + compile (after 10)</text:p>
          </table:table-cell>
        </table:table-row>
        <table:table-row table:style-name="ro1">
          <table:table-cell office:value-type="string" calcext:value-type="string">
            <text:p>Interpreter only inline caching</text:p>
          </table:table-cell>
        </table:table-row>
        <table:table-row table:style-name="ro1">
          <table:table-cell office:value-type="string" calcext:value-type="string">
            <text:p>JIT + Interpreter inline caching</text:p>
          </table:table-cell>
        </table:table-row>
      </table:table>
      <table:table table:name="Sheet7" table:style-name="ta1"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.0266" calcext:value-type="float">
            <text:p>1.0266</text:p>
          </table:table-cell>
          <table:table-cell office:value-type="float" office:value="1.04617" calcext:value-type="float">
            <text:p>1.04617</text:p>
          </table:table-cell>
          <table:table-cell office:value-type="float" office:value="1.05131" calcext:value-type="float">
            <text:p>1.05131</text:p>
          </table:table-cell>
          <table:table-cell office:value-type="float" office:value="1.0563" calcext:value-type="float">
            <text:p>1.0563</text:p>
          </table:table-cell>
          <table:table-cell office:value-type="float" office:value="1.05973" calcext:value-type="float">
            <text:p>1.05973</text:p>
          </table:table-cell>
        </table:table-row>
        <table:table-row table:style-name="ro1">
          <table:table-cell/>
          <table:table-cell office:value-type="float" office:value="0.515362" calcext:value-type="float">
            <text:p>0.515362</text:p>
          </table:table-cell>
          <table:table-cell office:value-type="float" office:value="0.516192" calcext:value-type="float">
            <text:p>0.516192</text:p>
          </table:table-cell>
          <table:table-cell office:value-type="float" office:value="0.516847" calcext:value-type="float">
            <text:p>0.516847</text:p>
          </table:table-cell>
          <table:table-cell office:value-type="float" office:value="0.515701" calcext:value-type="float">
            <text:p>0.515701</text:p>
          </table:table-cell>
          <table:table-cell office:value-type="float" office:value="0.525799" calcext:value-type="float">
            <text:p>0.525799</text:p>
          </table:table-cell>
        </table:table-row>
        <table:table-row table:style-name="ro1">
          <table:table-cell/>
          <table:table-cell office:value-type="float" office:value="1.03831" calcext:value-type="float">
            <text:p>1.03831</text:p>
          </table:table-cell>
          <table:table-cell office:value-type="float" office:value="1.04637" calcext:value-type="float">
            <text:p>1.04637</text:p>
          </table:table-cell>
          <table:table-cell office:value-type="float" office:value="1.03824" calcext:value-type="float">
            <text:p>1.03824</text:p>
          </table:table-cell>
          <table:table-cell office:value-type="float" office:value="1.03903" calcext:value-type="float">
            <text:p>1.03903</text:p>
          </table:table-cell>
          <table:table-cell office:value-type="float" office:value="1.04086" calcext:value-type="float">
            <text:p>1.04086</text:p>
          </table:table-cell>
        </table:table-row>
        <table:table-row table:style-name="ro1">
          <table:table-cell/>
          <table:table-cell office:value-type="float" office:value="0.510841" calcext:value-type="float">
            <text:p>0.510841</text:p>
          </table:table-cell>
          <table:table-cell office:value-type="float" office:value="0.51613" calcext:value-type="float">
            <text:p>0.51613</text:p>
          </table:table-cell>
          <table:table-cell office:value-type="float" office:value="0.501985" calcext:value-type="float">
            <text:p>0.501985</text:p>
          </table:table-cell>
          <table:table-cell office:value-type="float" office:value="0.508587" calcext:value-type="float">
            <text:p>0.508587</text:p>
          </table:table-cell>
          <table:table-cell office:value-type="float" office:value="0.509665" calcext:value-type="float">
            <text:p>0.509665</text:p>
          </table:table-cell>
        </table:table-row>
        <table:table-row table:style-name="ro1">
          <table:table-cell/>
          <table:table-cell office:value-type="float" office:value="0.626591" calcext:value-type="float">
            <text:p>0.626591</text:p>
          </table:table-cell>
          <table:table-cell office:value-type="float" office:value="0.629029" calcext:value-type="float">
            <text:p>0.629029</text:p>
          </table:table-cell>
          <table:table-cell office:value-type="float" office:value="0.6297" calcext:value-type="float">
            <text:p>0.6297</text:p>
          </table:table-cell>
          <table:table-cell office:value-type="float" office:value="0.630351" calcext:value-type="float">
            <text:p>0.630351</text:p>
          </table:table-cell>
          <table:table-cell office:value-type="float" office:value="0.630409" calcext:value-type="float">
            <text:p>0.630409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reter only</text:p>
          </table:table-cell>
          <table:table-cell table:formula="of:=AVERAGE([.B1:.F1])" office:value-type="float" office:value="1.048022" calcext:value-type="float">
            <text:p>1.048022</text:p>
          </table:table-cell>
          <table:table-cell table:formula="of:=STDEV([.B1:.F1])" office:value-type="float" office:value="0.0130263720966354" calcext:value-type="float">
            <text:p>0.0130263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table:style-name="ce1" table:formula="of:=AVERAGE([.B2:.F2])" office:value-type="float" office:value="0.5179802" calcext:value-type="float">
            <text:p>0.5179802</text:p>
          </table:table-cell>
          <table:table-cell table:formula="of:=STDEV([.B2:.F2])" office:value-type="float" office:value="0.00440639191402673" calcext:value-type="float">
            <text:p>0.0044063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reter only inline caching</text:p>
          </table:table-cell>
          <table:table-cell table:formula="of:=AVERAGE([.B3:.F3])" office:value-type="float" office:value="1.040562" calcext:value-type="float">
            <text:p>1.040562</text:p>
          </table:table-cell>
          <table:table-cell table:formula="of:=STDEV([.B3:.F3])" office:value-type="float" office:value="0.00341437695634211" calcext:value-type="float">
            <text:p>0.003414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table:style-name="ce1" table:formula="of:=AVERAGE([.B4:.F4])" office:value-type="float" office:value="0.5094416" calcext:value-type="float">
            <text:p>0.5094416</text:p>
          </table:table-cell>
          <table:table-cell table:formula="of:=STDEV([.B4:.F4])" office:value-type="float" office:value="0.00507627193913016" calcext:value-type="float">
            <text:p>0.0050762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 deoptimization, after 5</text:p>
          </table:table-cell>
          <table:table-cell table:style-name="ce1" table:formula="of:=AVERAGE([.B5:.F5])" office:value-type="float" office:value="0.629216" calcext:value-type="float">
            <text:p>0.629216</text:p>
          </table:table-cell>
          <table:table-cell table:formula="of:=STDEV([.B5:.F5])" office:value-type="float" office:value="0.00157093316216827" calcext:value-type="float">
            <text:p>0.0015709332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3"/>
          <table:table-cell office:value-type="float" office:value="0.0130263721" calcext:value-type="float">
            <text:p>0.0130263721</text:p>
          </table:table-cell>
          <table:table-cell table:formula="of:=[.D23]/2" office:value-type="float" office:value="0.00651318605" calcext:value-type="float">
            <text:p>0.0065131861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float" office:value="3.2176" calcext:value-type="float">
            <text:p>3.2176</text:p>
          </table:table-cell>
          <table:table-cell office:value-type="float" office:value="3.21874" calcext:value-type="float">
            <text:p>3.21874</text:p>
          </table:table-cell>
          <table:table-cell office:value-type="float" office:value="3.24406" calcext:value-type="float">
            <text:p>3.24406</text:p>
          </table:table-cell>
          <table:table-cell office:value-type="float" office:value="3.20983" calcext:value-type="float">
            <text:p>3.20983</text:p>
          </table:table-cell>
          <table:table-cell office:value-type="float" office:value="3.22217" calcext:value-type="float">
            <text:p>3.22217</text:p>
          </table:table-cell>
        </table:table-row>
        <table:table-row table:style-name="ro1">
          <table:table-cell/>
          <table:table-cell office:value-type="float" office:value="3.17484" calcext:value-type="float">
            <text:p>3.17484</text:p>
          </table:table-cell>
          <table:table-cell office:value-type="float" office:value="3.14166" calcext:value-type="float">
            <text:p>3.14166</text:p>
          </table:table-cell>
          <table:table-cell office:value-type="float" office:value="3.13258" calcext:value-type="float">
            <text:p>3.13258</text:p>
          </table:table-cell>
          <table:table-cell office:value-type="float" office:value="3.13972" calcext:value-type="float">
            <text:p>3.13972</text:p>
          </table:table-cell>
          <table:table-cell office:value-type="float" office:value="3.12118" calcext:value-type="float">
            <text:p>3.12118</text:p>
          </table:table-cell>
        </table:table-row>
        <table:table-row table:style-name="ro1">
          <table:table-cell/>
          <table:table-cell office:value-type="float" office:value="3.32379" calcext:value-type="float">
            <text:p>3.32379</text:p>
          </table:table-cell>
          <table:table-cell office:value-type="float" office:value="3.32806" calcext:value-type="float">
            <text:p>3.32806</text:p>
          </table:table-cell>
          <table:table-cell office:value-type="float" office:value="3.35825" calcext:value-type="float">
            <text:p>3.35825</text:p>
          </table:table-cell>
          <table:table-cell office:value-type="float" office:value="3.41236" calcext:value-type="float">
            <text:p>3.41236</text:p>
          </table:table-cell>
          <table:table-cell office:value-type="float" office:value="3.36094" calcext:value-type="float">
            <text:p>3.36094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table:formula="of:=AVERAGE([.B28:.F28])" office:value-type="float" office:value="3.22248" calcext:value-type="float">
            <text:p>3.22248</text:p>
          </table:table-cell>
          <table:table-cell table:formula="of:=STDEV([.B28:.F28])" office:value-type="float" office:value="0.0128803823701007" calcext:value-type="float">
            <text:p>0.0128803824</text:p>
          </table:table-cell>
          <table:table-cell table:formula="of:=[.C34]/2" office:value-type="float" office:value="0.00644019118505035" calcext:value-type="float">
            <text:p>0.0064401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table:formula="of:=AVERAGE([.B29:.F29])" office:value-type="float" office:value="3.141996" calcext:value-type="float">
            <text:p>3.141996</text:p>
          </table:table-cell>
          <table:table-cell table:formula="of:=STDEV([.B29:.F29])" office:value-type="float" office:value="0.0200373920458727" calcext:value-type="float">
            <text:p>0.020037392</text:p>
          </table:table-cell>
          <table:table-cell table:formula="of:=[.C35]/2" office:value-type="float" office:value="0.0100186960229364" calcext:value-type="float">
            <text:p>0.010018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deoptimization, after 5</text:p>
          </table:table-cell>
          <table:table-cell table:formula="of:=AVERAGE([.B30:.F30])" office:value-type="float" office:value="3.35668" calcext:value-type="float">
            <text:p>3.35668</text:p>
          </table:table-cell>
          <table:table-cell table:formula="of:=STDEV([.B30:.F30])" office:value-type="float" office:value="0.0354320878583242" calcext:value-type="float">
            <text:p>0.0354320879</text:p>
          </table:table-cell>
          <table:table-cell table:formula="of:=[.C36]/2" office:value-type="float" office:value="0.0177160439291621" calcext:value-type="float">
            <text:p>0.017716043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0.1953" calcext:value-type="float">
            <text:p>30.1953</text:p>
          </table:table-cell>
          <table:table-cell office:value-type="float" office:value="30.1968" calcext:value-type="float">
            <text:p>30.1968</text:p>
          </table:table-cell>
          <table:table-cell office:value-type="float" office:value="31.22" calcext:value-type="float">
            <text:p>31.22</text:p>
          </table:table-cell>
          <table:table-cell office:value-type="float" office:value="31.4937" calcext:value-type="float">
            <text:p>31.4937</text:p>
          </table:table-cell>
          <table:table-cell office:value-type="float" office:value="30.186" calcext:value-type="float">
            <text:p>30.186</text:p>
          </table:table-cell>
        </table:table-row>
        <table:table-row table:style-name="ro1">
          <table:table-cell/>
          <table:table-cell office:value-type="float" office:value="30.0376" calcext:value-type="float">
            <text:p>30.0376</text:p>
          </table:table-cell>
          <table:table-cell office:value-type="float" office:value="30.3295" calcext:value-type="float">
            <text:p>30.3295</text:p>
          </table:table-cell>
          <table:table-cell office:value-type="float" office:value="30.4671" calcext:value-type="float">
            <text:p>30.4671</text:p>
          </table:table-cell>
          <table:table-cell office:value-type="float" office:value="31.0965" calcext:value-type="float">
            <text:p>31.0965</text:p>
          </table:table-cell>
          <table:table-cell office:value-type="float" office:value="30.4682" calcext:value-type="float">
            <text:p>30.4682</text:p>
          </table:table-cell>
        </table:table-row>
        <table:table-row table:style-name="ro1">
          <table:table-cell/>
          <table:table-cell office:value-type="float" office:value="30.5076" calcext:value-type="float">
            <text:p>30.5076</text:p>
          </table:table-cell>
          <table:table-cell office:value-type="float" office:value="30.3589" calcext:value-type="float">
            <text:p>30.3589</text:p>
          </table:table-cell>
          <table:table-cell office:value-type="float" office:value="30.1632" calcext:value-type="float">
            <text:p>30.1632</text:p>
          </table:table-cell>
          <table:table-cell office:value-type="float" office:value="30.1031" calcext:value-type="float">
            <text:p>30.1031</text:p>
          </table:table-cell>
          <table:table-cell office:value-type="float" office:value="30.0361" calcext:value-type="float">
            <text:p>30.036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table:formula="of:=AVERAGE([.B38:.F38])" office:value-type="float" office:value="30.65836" calcext:value-type="float">
            <text:p>30.65836</text:p>
          </table:table-cell>
          <table:table-cell table:formula="of:=STDEV([.B38:.F38])" office:value-type="float" office:value="0.644945457383801" calcext:value-type="float">
            <text:p>0.6449454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table:formula="of:=AVERAGE([.B39:.F39])" office:value-type="float" office:value="30.47978" calcext:value-type="float">
            <text:p>30.47978</text:p>
          </table:table-cell>
          <table:table-cell table:formula="of:=STDEV([.B39:.F39])" office:value-type="float" office:value="0.386893288905351" calcext:value-type="float">
            <text:p>0.3868932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 deoptimization, after 5</text:p>
          </table:table-cell>
          <table:table-cell table:formula="of:=AVERAGE([.B40:.F40])" office:value-type="float" office:value="30.23378" calcext:value-type="float">
            <text:p>30.23378</text:p>
          </table:table-cell>
          <table:table-cell table:formula="of:=STDEV([.B40:.F40])" office:value-type="float" office:value="0.194787440560216" calcext:value-type="float">
            <text:p>0.1947874406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Interpreter only</text:p>
          </table:table-cell>
          <table:table-cell office:value-type="float" office:value="1.27623" calcext:value-type="float">
            <text:p>1.27623</text:p>
          </table:table-cell>
          <table:table-cell office:value-type="float" office:value="1.2399" calcext:value-type="float">
            <text:p>1.2399</text:p>
          </table:table-cell>
          <table:table-cell office:value-type="float" office:value="1.28701" calcext:value-type="float">
            <text:p>1.28701</text:p>
          </table:table-cell>
          <table:table-cell office:value-type="float" office:value="1.24507" calcext:value-type="float">
            <text:p>1.24507</text:p>
          </table:table-cell>
          <table:table-cell office:value-type="float" office:value="1.25631" calcext:value-type="float">
            <text:p>1.25631</text:p>
          </table:table-cell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office:value-type="float" office:value="0.566621" calcext:value-type="float">
            <text:p>0.566621</text:p>
          </table:table-cell>
          <table:table-cell office:value-type="float" office:value="0.564665" calcext:value-type="float">
            <text:p>0.564665</text:p>
          </table:table-cell>
          <table:table-cell office:value-type="float" office:value="0.564264" calcext:value-type="float">
            <text:p>0.564264</text:p>
          </table:table-cell>
          <table:table-cell office:value-type="float" office:value="0.564562" calcext:value-type="float">
            <text:p>0.564562</text:p>
          </table:table-cell>
          <table:table-cell office:value-type="float" office:value="0.566073" calcext:value-type="float">
            <text:p>0.566073</text:p>
          </table:table-cell>
        </table:table-row>
        <table:table-row table:style-name="ro1">
          <table:table-cell office:value-type="string" calcext:value-type="string">
            <text:p>Interpreter only inline caching</text:p>
          </table:table-cell>
          <table:table-cell office:value-type="float" office:value="1.10609" calcext:value-type="float">
            <text:p>1.10609</text:p>
          </table:table-cell>
          <table:table-cell office:value-type="float" office:value="1.1009" calcext:value-type="float">
            <text:p>1.1009</text:p>
          </table:table-cell>
          <table:table-cell office:value-type="float" office:value="1.08784" calcext:value-type="float">
            <text:p>1.08784</text:p>
          </table:table-cell>
          <table:table-cell office:value-type="float" office:value="1.08181" calcext:value-type="float">
            <text:p>1.08181</text:p>
          </table:table-cell>
          <table:table-cell office:value-type="float" office:value="1.09041" calcext:value-type="float">
            <text:p>1.09041</text:p>
          </table:table-cell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office:value-type="float" office:value="0.516257" calcext:value-type="float">
            <text:p>0.516257</text:p>
          </table:table-cell>
          <table:table-cell office:value-type="float" office:value="0.508721" calcext:value-type="float">
            <text:p>0.508721</text:p>
          </table:table-cell>
          <table:table-cell office:value-type="float" office:value="0.513756" calcext:value-type="float">
            <text:p>0.513756</text:p>
          </table:table-cell>
          <table:table-cell office:value-type="float" office:value="0.506978" calcext:value-type="float">
            <text:p>0.506978</text:p>
          </table:table-cell>
          <table:table-cell office:value-type="float" office:value="0.511384" calcext:value-type="float">
            <text:p>0.511384</text:p>
          </table:table-cell>
        </table:table-row>
        <table:table-row table:style-name="ro1">
          <table:table-cell office:value-type="string" calcext:value-type="string">
            <text:p>With deoptimization, after 5</text:p>
          </table:table-cell>
          <table:table-cell office:value-type="float" office:value="0.641303" calcext:value-type="float">
            <text:p>0.641303</text:p>
          </table:table-cell>
          <table:table-cell office:value-type="float" office:value="0.629967" calcext:value-type="float">
            <text:p>0.629967</text:p>
          </table:table-cell>
          <table:table-cell office:value-type="float" office:value="0.629494" calcext:value-type="float">
            <text:p>0.629494</text:p>
          </table:table-cell>
          <table:table-cell office:value-type="float" office:value="0.632138" calcext:value-type="float">
            <text:p>0.632138</text:p>
          </table:table-cell>
          <table:table-cell office:value-type="float" office:value="0.635085" calcext:value-type="float">
            <text:p>0.63508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Interpreter only</text:p>
          </table:table-cell>
          <table:table-cell table:formula="of:=AVERAGE([.B47:.F47])" office:value-type="float" office:value="1.260904" calcext:value-type="float">
            <text:p>1.260904</text:p>
          </table:table-cell>
          <table:table-cell table:formula="of:=STDEV([.B47:.F47])" office:value-type="float" office:value="0.0201829006834993" calcext:value-type="float">
            <text:p>0.0201829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table:formula="of:=AVERAGE([.B48:.F48])" office:value-type="float" office:value="0.565237" calcext:value-type="float">
            <text:p>0.565237</text:p>
          </table:table-cell>
          <table:table-cell table:formula="of:=STDEV([.B48:.F48])" office:value-type="float" office:value="0.001042100043182" calcext:value-type="float">
            <text:p>0.0010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preter only inline caching</text:p>
          </table:table-cell>
          <table:table-cell table:formula="of:=AVERAGE([.B49:.F49])" office:value-type="float" office:value="1.09341" calcext:value-type="float">
            <text:p>1.09341</text:p>
          </table:table-cell>
          <table:table-cell table:formula="of:=STDEV([.B49:.F49])" office:value-type="float" office:value="0.00989276756019267" calcext:value-type="float">
            <text:p>0.0098927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table:formula="of:=AVERAGE([.B50:.F50])" office:value-type="float" office:value="0.5114192" calcext:value-type="float">
            <text:p>0.5114192</text:p>
          </table:table-cell>
          <table:table-cell table:formula="of:=STDEV([.B50:.F50])" office:value-type="float" office:value="0.00373733604322652" calcext:value-type="float">
            <text:p>0.00373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 deoptimization, after 5</text:p>
          </table:table-cell>
          <table:table-cell table:formula="of:=AVERAGE([.B51:.F51])" office:value-type="float" office:value="0.6335974" calcext:value-type="float">
            <text:p>0.6335974</text:p>
          </table:table-cell>
          <table:table-cell table:formula="of:=STDEV([.B51:.F51])" office:value-type="float" office:value="0.00484088755291837" calcext:value-type="float">
            <text:p>0.0048408876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float" office:value="3.70275" calcext:value-type="float">
            <text:p>3.70275</text:p>
          </table:table-cell>
          <table:table-cell office:value-type="float" office:value="3.69431" calcext:value-type="float">
            <text:p>3.69431</text:p>
          </table:table-cell>
          <table:table-cell office:value-type="float" office:value="3.69127" calcext:value-type="float">
            <text:p>3.69127</text:p>
          </table:table-cell>
          <table:table-cell office:value-type="float" office:value="3.73121" calcext:value-type="float">
            <text:p>3.73121</text:p>
          </table:table-cell>
          <table:table-cell office:value-type="float" office:value="3.72431" calcext:value-type="float">
            <text:p>3.72431</text:p>
          </table:table-cell>
        </table:table-row>
        <table:table-row table:style-name="ro1">
          <table:table-cell/>
          <table:table-cell office:value-type="float" office:value="3.21532" calcext:value-type="float">
            <text:p>3.21532</text:p>
          </table:table-cell>
          <table:table-cell office:value-type="float" office:value="3.15068" calcext:value-type="float">
            <text:p>3.15068</text:p>
          </table:table-cell>
          <table:table-cell office:value-type="float" office:value="3.19367" calcext:value-type="float">
            <text:p>3.19367</text:p>
          </table:table-cell>
          <table:table-cell office:value-type="float" office:value="3.12985" calcext:value-type="float">
            <text:p>3.12985</text:p>
          </table:table-cell>
          <table:table-cell office:value-type="float" office:value="3.15237" calcext:value-type="float">
            <text:p>3.15237</text:p>
          </table:table-cell>
        </table:table-row>
        <table:table-row table:style-name="ro1">
          <table:table-cell/>
          <table:table-cell office:value-type="float" office:value="3.31958" calcext:value-type="float">
            <text:p>3.31958</text:p>
          </table:table-cell>
          <table:table-cell office:value-type="float" office:value="3.33577" calcext:value-type="float">
            <text:p>3.33577</text:p>
          </table:table-cell>
          <table:table-cell office:value-type="float" office:value="3.32442" calcext:value-type="float">
            <text:p>3.32442</text:p>
          </table:table-cell>
          <table:table-cell office:value-type="float" office:value="3.341" calcext:value-type="float">
            <text:p>3.341</text:p>
          </table:table-cell>
          <table:table-cell office:value-type="float" office:value="3.34896" calcext:value-type="float">
            <text:p>3.3489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4.8197" calcext:value-type="float">
            <text:p>34.8197</text:p>
          </table:table-cell>
          <table:table-cell office:value-type="float" office:value="34.9616" calcext:value-type="float">
            <text:p>34.9616</text:p>
          </table:table-cell>
          <table:table-cell office:value-type="float" office:value="35.2375" calcext:value-type="float">
            <text:p>35.2375</text:p>
          </table:table-cell>
          <table:table-cell office:value-type="float" office:value="34.8844" calcext:value-type="float">
            <text:p>34.8844</text:p>
          </table:table-cell>
          <table:table-cell office:value-type="float" office:value="34.9736" calcext:value-type="float">
            <text:p>34.9736</text:p>
          </table:table-cell>
        </table:table-row>
        <table:table-row table:style-name="ro1">
          <table:table-cell/>
          <table:table-cell office:value-type="float" office:value="30.3604" calcext:value-type="float">
            <text:p>30.3604</text:p>
          </table:table-cell>
          <table:table-cell office:value-type="float" office:value="31.6021" calcext:value-type="float">
            <text:p>31.6021</text:p>
          </table:table-cell>
          <table:table-cell office:value-type="float" office:value="30.521" calcext:value-type="float">
            <text:p>30.521</text:p>
          </table:table-cell>
          <table:table-cell office:value-type="float" office:value="29.5627" calcext:value-type="float">
            <text:p>29.5627</text:p>
          </table:table-cell>
          <table:table-cell office:value-type="float" office:value="30.943" calcext:value-type="float">
            <text:p>30.943</text:p>
          </table:table-cell>
        </table:table-row>
        <table:table-row table:style-name="ro1">
          <table:table-cell/>
          <table:table-cell office:value-type="float" office:value="30.4555" calcext:value-type="float">
            <text:p>30.4555</text:p>
          </table:table-cell>
          <table:table-cell office:value-type="float" office:value="30.4196" calcext:value-type="float">
            <text:p>30.4196</text:p>
          </table:table-cell>
          <table:table-cell office:value-type="float" office:value="30.6197" calcext:value-type="float">
            <text:p>30.6197</text:p>
          </table:table-cell>
          <table:table-cell office:value-type="float" office:value="30.2908" calcext:value-type="float">
            <text:p>30.2908</text:p>
          </table:table-cell>
          <table:table-cell office:value-type="float" office:value="30.3904" calcext:value-type="float">
            <text:p>30.3904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table:formula="of:=AVERAGE([Sheet7.B65:.F65])" office:value-type="float" office:value="3.70877" calcext:value-type="float">
            <text:p>3.70877</text:p>
          </table:table-cell>
          <table:table-cell table:formula="of:=STDEV([Sheet7.B65:.F65])" office:value-type="float" office:value="0.0180043550287144" calcext:value-type="float">
            <text:p>0.018004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table:formula="of:=AVERAGE([Sheet7.B66:.F66])" office:value-type="float" office:value="3.168378" calcext:value-type="float">
            <text:p>3.168378</text:p>
          </table:table-cell>
          <table:table-cell table:formula="of:=STDEV([Sheet7.B66:.F66])" office:value-type="float" office:value="0.0349897080582277" calcext:value-type="float">
            <text:p>0.0349897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 deoptimization, after 5</text:p>
          </table:table-cell>
          <table:table-cell table:formula="of:=AVERAGE([Sheet7.B67:.F67])" office:value-type="float" office:value="3.333946" calcext:value-type="float">
            <text:p>3.333946</text:p>
          </table:table-cell>
          <table:table-cell table:formula="of:=STDEV([Sheet7.B67:.F67])" office:value-type="float" office:value="0.0119961735565971" calcext:value-type="float">
            <text:p>0.011996173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erpreter + compile (after 10)</text:p>
          </table:table-cell>
          <table:table-cell table:formula="of:=AVERAGE([Sheet7.B69:.F69])" office:value-type="float" office:value="34.97536" calcext:value-type="float">
            <text:p>34.97536</text:p>
          </table:table-cell>
          <table:table-cell table:formula="of:=STDEV([Sheet7.B69:.F69])" office:value-type="float" office:value="0.159227488204769" calcext:value-type="float">
            <text:p>0.1592274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T + Interpreter inline caching</text:p>
          </table:table-cell>
          <table:table-cell table:formula="of:=AVERAGE([Sheet7.B70:.F70])" office:value-type="float" office:value="30.59784" calcext:value-type="float">
            <text:p>30.59784</text:p>
          </table:table-cell>
          <table:table-cell table:formula="of:=STDEV([Sheet7.B70:.F70])" office:value-type="float" office:value="0.751909324985401" calcext:value-type="float">
            <text:p>0.751909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 deoptimization, after 5</text:p>
          </table:table-cell>
          <table:table-cell table:formula="of:=AVERAGE([Sheet7.B71:.F71])" office:value-type="float" office:value="30.4352" calcext:value-type="float">
            <text:p>30.4352</text:p>
          </table:table-cell>
          <table:table-cell table:formula="of:=STDEV([Sheet7.B71:.F71])" office:value-type="float" office:value="0.119952177971057" calcext:value-type="float">
            <text:p>0.119952178</text:p>
          </table:table-cell>
          <table:table-cell table:number-columns-repeated="3"/>
        </table:table-row>
      </table:table>
      <table:table table:name="Sheet8" table:style-name="ta1">
        <table:table-column table:style-name="co7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0.634798" calcext:value-type="float">
            <text:p>0.634798</text:p>
          </table:table-cell>
          <table:table-cell office:value-type="float" office:value="0.634777" calcext:value-type="float">
            <text:p>0.634777</text:p>
          </table:table-cell>
          <table:table-cell office:value-type="float" office:value="0.631296" calcext:value-type="float">
            <text:p>0.631296</text:p>
          </table:table-cell>
          <table:table-cell office:value-type="float" office:value="0.627718" calcext:value-type="float">
            <text:p>0.627718</text:p>
          </table:table-cell>
          <table:table-cell office:value-type="float" office:value="0.64152" calcext:value-type="float">
            <text:p>0.64152</text:p>
          </table:table-cell>
        </table:table-row>
        <table:table-row table:style-name="ro1">
          <table:table-cell/>
          <table:table-cell office:value-type="float" office:value="0.638393" calcext:value-type="float">
            <text:p>0.638393</text:p>
          </table:table-cell>
          <table:table-cell office:value-type="float" office:value="0.63398" calcext:value-type="float">
            <text:p>0.63398</text:p>
          </table:table-cell>
          <table:table-cell office:value-type="float" office:value="0.635074" calcext:value-type="float">
            <text:p>0.635074</text:p>
          </table:table-cell>
          <table:table-cell office:value-type="float" office:value="0.62994" calcext:value-type="float">
            <text:p>0.62994</text:p>
          </table:table-cell>
          <table:table-cell office:value-type="float" office:value="0.630774" calcext:value-type="float">
            <text:p>0.630774</text:p>
          </table:table-cell>
        </table:table-row>
        <table:table-row table:style-name="ro1">
          <table:table-cell/>
          <table:table-cell office:value-type="float" office:value="0.626591" calcext:value-type="float">
            <text:p>0.626591</text:p>
          </table:table-cell>
          <table:table-cell office:value-type="float" office:value="0.629029" calcext:value-type="float">
            <text:p>0.629029</text:p>
          </table:table-cell>
          <table:table-cell office:value-type="float" office:value="0.6297" calcext:value-type="float">
            <text:p>0.6297</text:p>
          </table:table-cell>
          <table:table-cell office:value-type="float" office:value="0.630351" calcext:value-type="float">
            <text:p>0.630351</text:p>
          </table:table-cell>
          <table:table-cell office:value-type="float" office:value="0.630409" calcext:value-type="float">
            <text:p>0.630409</text:p>
          </table:table-cell>
        </table:table-row>
        <table:table-row table:style-name="ro1">
          <table:table-cell/>
          <table:table-cell office:value-type="float" office:value="0.643382" calcext:value-type="float">
            <text:p>0.643382</text:p>
          </table:table-cell>
          <table:table-cell office:value-type="float" office:value="0.635139" calcext:value-type="float">
            <text:p>0.635139</text:p>
          </table:table-cell>
          <table:table-cell office:value-type="float" office:value="0.641739" calcext:value-type="float">
            <text:p>0.641739</text:p>
          </table:table-cell>
          <table:table-cell office:value-type="float" office:value="0.64149" calcext:value-type="float">
            <text:p>0.64149</text:p>
          </table:table-cell>
          <table:table-cell office:value-type="float" office:value="0.643587" calcext:value-type="float">
            <text:p>0.643587</text:p>
          </table:table-cell>
        </table:table-row>
        <table:table-row table:style-name="ro1">
          <table:table-cell/>
          <table:table-cell office:value-type="float" office:value="0.698981" calcext:value-type="float">
            <text:p>0.698981</text:p>
          </table:table-cell>
          <table:table-cell office:value-type="float" office:value="0.692375" calcext:value-type="float">
            <text:p>0.692375</text:p>
          </table:table-cell>
          <table:table-cell office:value-type="float" office:value="0.691937" calcext:value-type="float">
            <text:p>0.691937</text:p>
          </table:table-cell>
          <table:table-cell office:value-type="float" office:value="0.690734" calcext:value-type="float">
            <text:p>0.690734</text:p>
          </table:table-cell>
          <table:table-cell office:value-type="float" office:value="0.690481" calcext:value-type="float">
            <text:p>0.690481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With deoptimization, after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optimization, after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optimization, after 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optimization, after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deoptimization, after 10000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1:.F1])" office:value-type="float" office:value="0.6340218" calcext:value-type="float">
            <text:p>0.6340218</text:p>
          </table:table-cell>
          <table:table-cell table:formula="of:=STDEV([.B1:.F1])" office:value-type="float" office:value="0.00511281959392275" calcext:value-type="float">
            <text:p>0.005112819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2:.F2])" office:value-type="float" office:value="0.6336322" calcext:value-type="float">
            <text:p>0.6336322</text:p>
          </table:table-cell>
          <table:table-cell table:formula="of:=STDEV([.B2:.F2])" office:value-type="float" office:value="0.00341564843038623" calcext:value-type="float">
            <text:p>0.00341564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AVERAGE([.B3:.F3])" office:value-type="float" office:value="0.629216" calcext:value-type="float">
            <text:p>0.629216</text:p>
          </table:table-cell>
          <table:table-cell table:formula="of:=STDEV([.B3:.F3])" office:value-type="float" office:value="0.00157093316216827" calcext:value-type="float">
            <text:p>0.001570933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4:.F4])" office:value-type="float" office:value="0.6410674" calcext:value-type="float">
            <text:p>0.6410674</text:p>
          </table:table-cell>
          <table:table-cell table:formula="of:=STDEV([.B4:.F4])" office:value-type="float" office:value="0.00344533457011072" calcext:value-type="float">
            <text:p>0.0034453346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AVERAGE([.B5:.F5])" office:value-type="float" office:value="0.6929016" calcext:value-type="float">
            <text:p>0.6929016</text:p>
          </table:table-cell>
          <table:table-cell table:formula="of:=STDEV([.B5:.F5])" office:value-type="float" office:value="0.00349015254680938" calcext:value-type="float">
            <text:p>0.00349015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22:41:19.520563786</meta:creation-date>
    <dc:date>2018-01-18T13:57:28.742222757</dc:date>
    <meta:editing-duration>P1DT14H59M54S</meta:editing-duration>
    <meta:editing-cycles>12</meta:editing-cycles>
    <meta:generator>LibreOffice/4.2.8.2$Linux_X86_64 LibreOffice_project/420m0$Build-2</meta:generator>
    <meta:document-statistic meta:table-count="8" meta:cell-count="10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heet1.H5:Sheet1.H5" chart:error-lower-range="Sheet1.H5:Sheet1.H5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H5:Sheet1.H5" chart:error-lower-range="Sheet1.H5:Sheet1.H5" char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88cm" svg:y="1.96cm" style:legend-expansion="high" chart:style-name="ch2"/>
        <chart:plot-area chart:style-name="ch3" table:cell-range-address="Sheet1.A5:Sheet1.A7 Sheet1.G5:Sheet1.G13" chart:data-source-has-labels="column" svg:x="0.32cm" svg:y="0.18cm" svg:width="9.948cm" svg:height="8.64cm">
          <chartooo:coordinate-region svg:x="1.047cm" svg:y="0.38cm" svg:width="9.221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5:Sheet1.G5" chart:label-cell-address="Sheet1.A5:Sheet1.A5" chart:class="chart:bar">
            <chart:error-indicator chart:style-name="ch8" chart:dimension="y"/>
            <chart:data-point/>
          </chart:series>
          <chart:series chart:style-name="ch9" chart:values-cell-range-address="Sheet1.G6:Sheet1.G6" chart:label-cell-address="Sheet1.A6:Sheet1.A6" chart:class="chart:bar">
            <chart:data-point/>
          </chart:series>
          <chart:series chart:style-name="ch10" chart:values-cell-range-address="Sheet1.G7:Sheet1.G7" chart:label-cell-address="Sheet1.A7:Sheet1.A7" chart:class="chart:bar">
            <chart:data-point/>
          </chart:series>
          <chart:series chart:style-name="ch11" chart:values-cell-range-address="Sheet1.G8:Sheet1.G8" chart:class="chart:bar">
            <chart:data-point/>
          </chart:series>
          <chart:series chart:style-name="ch12" chart:values-cell-range-address="Sheet1.G9:Sheet1.G9" chart:class="chart:bar">
            <chart:data-point/>
          </chart:series>
          <chart:series chart:style-name="ch13" chart:values-cell-range-address="Sheet1.G10:Sheet1.G10" chart:class="chart:bar">
            <chart:data-point/>
          </chart:series>
          <chart:series chart:style-name="ch14" chart:values-cell-range-address="Sheet1.G11:Sheet1.G11" chart:class="chart:bar">
            <chart:data-point/>
          </chart:series>
          <chart:series chart:style-name="ch15" chart:values-cell-range-address="Sheet1.G12:Sheet1.G12" chart:class="chart:bar">
            <chart:data-point/>
          </chart:series>
          <chart:series chart:style-name="ch16" chart:values-cell-range-address="Sheet1.G13:Sheet1.G13" chart:class="chart:bar">
            <chart:data-point/>
          </chart:series>
          <chart:series chart:style-name="ch17" chart:values-cell-range-address="Sheet1.G13:Sheet1.G13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nterpreter only</text:p>
                <draw:g>
                  <svg:desc>Sheet1.A5:Sheet1.A5</svg:desc>
                </draw:g>
              </table:table-cell>
              <table:table-cell office:value-type="float" office:value="1.048022">
                <text:p>1.048022</text:p>
                <draw:g>
                  <svg:desc>Sheet1.G5:Sheet1.G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130263720966354">
                <text:p>0.0130263720966354</text:p>
                <draw:g>
                  <svg:desc>Sheet1.H5:Sheet1.H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130263720966354">
                <text:p>0.0130263720966354</text:p>
                <draw:g>
                  <svg:desc>Sheet1.H5:Sheet1.H5</svg:desc>
                </draw:g>
              </table:table-cell>
            </table:table-row>
            <table:table-row>
              <table:table-cell office:value-type="string">
                <text:p>Interpreter + compile (after 10)</text:p>
                <draw:g>
                  <svg:desc>Sheet1.A6:Sheet1.A6</svg:desc>
                </draw:g>
              </table:table-cell>
              <table:table-cell office:value-type="float" office:value="0.5179802">
                <text:p>0.5179802</text:p>
                <draw:g>
                  <svg:desc>Sheet1.G6:Sheet1.G6</svg:desc>
                </draw:g>
              </table:table-cell>
            </table:table-row>
            <table:table-row>
              <table:table-cell office:value-type="string">
                <text:p>Interpreter only inline caching</text:p>
                <draw:g>
                  <svg:desc>Sheet1.A7:Sheet1.A7</svg:desc>
                </draw:g>
              </table:table-cell>
              <table:table-cell office:value-type="float" office:value="1.040562">
                <text:p>1.040562</text:p>
                <draw:g>
                  <svg:desc>Sheet1.G7:Sheet1.G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5094416">
                <text:p>0.5094416</text:p>
                <draw:g>
                  <svg:desc>Sheet1.G8:Sheet1.G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6340218">
                <text:p>0.6340218</text:p>
                <draw:g>
                  <svg:desc>Sheet1.G9:Sheet1.G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6336322">
                <text:p>0.6336322</text:p>
                <draw:g>
                  <svg:desc>Sheet1.G10:Sheet1.G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629216">
                <text:p>0.629216</text:p>
                <draw:g>
                  <svg:desc>Sheet1.G11:Sheet1.G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6410674">
                <text:p>0.6410674</text:p>
                <draw:g>
                  <svg:desc>Sheet1.G12:Sheet1.G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6929016">
                <text:p>0.6929016</text:p>
                <draw:g>
                  <svg:desc>Sheet1.G13:Sheet1.G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6929016">
                <text:p>0.6929016</text:p>
                <draw:g>
                  <svg:desc>Sheet1.G13:Sheet1.G1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